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4">
      <style:graphic-properties draw:fill="none" draw:stroke="solid" svg:stroke-width="0.00694in" svg:stroke-color="#44546a" draw:marker-end="a1343" svg:stroke-opacity="100%" draw:stroke-linejoin="miter" svg:stroke-linecap="butt"/>
    </style:style>
    <style:style style:family="graphic" style:name="a1346">
      <style:graphic-properties draw:fill="none" draw:stroke="solid" svg:stroke-width="0.00694in" svg:stroke-color="#44546a" draw:marker-end="a1345" svg:stroke-opacity="100%" draw:stroke-linejoin="miter" svg:stroke-linecap="butt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8">
      <style:graphic-properties draw:fill="none" draw:stroke="solid" svg:stroke-width="0.00694in" svg:stroke-color="#44546a" draw:marker-end="a1347" svg:stroke-opacity="100%" draw:stroke-linejoin="miter" svg:stroke-linecap="butt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40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draw:fill="none" draw:stroke="solid" svg:stroke-width="0.00694in" svg:stroke-color="#44546a" draw:marker-end="a1349" svg:stroke-opacity="100%" draw:stroke-linejoin="miter" svg:stroke-linecap="butt"/>
    </style:style>
    <style:style style:family="paragraph" style:name="a1297">
      <style:paragraph-properties fo:line-height="100%" fo:text-align="center" style:tab-stop-distance="1in" fo:margin-left="0in" fo:margin-right="0in" fo:text-indent="0in" fo:margin-top="0.16528in" fo:margin-bottom="0.4013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52">
      <style:graphic-properties draw:fill="none" draw:stroke="solid" svg:stroke-width="0.00694in" svg:stroke-color="#44546a" draw:marker-end="a1351" svg:stroke-opacity="100%" draw:stroke-linejoin="miter" svg:stroke-linecap="butt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4">
      <style:graphic-properties draw:fill="none" draw:stroke="solid" svg:stroke-width="0.00694in" svg:stroke-color="#44546a" draw:marker-end="a1353" svg:stroke-opacity="100%" draw:stroke-linejoin="miter" svg:stroke-linecap="butt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>
      <style:graphic-properties draw:fill="none" draw:stroke="solid" svg:stroke-width="0.00694in" svg:stroke-color="#44546a" draw:marker-end="a1409" svg:stroke-opacity="100%" draw:stroke-linejoin="miter" svg:stroke-linecap="butt"/>
    </style:style>
    <style:style style:family="graphic" style:name="a108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5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12">
      <style:graphic-properties draw:fill="none" draw:stroke="solid" svg:stroke-width="0.00694in" svg:stroke-color="#44546a" draw:marker-end="a1411" svg:stroke-opacity="100%" draw:stroke-linejoin="miter" svg:stroke-linecap="butt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17">
      <style:graphic-properties draw:fill="none" draw:stroke="solid" svg:stroke-width="0.00694in" svg:stroke-color="#44546a" draw:marker-end="a1416" svg:stroke-opacity="100%" draw:stroke-linejoin="miter" svg:stroke-linecap="butt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draw:fill="none" draw:stroke="solid" svg:stroke-width="0.02362in" svg:stroke-color="#808080" svg:stroke-opacity="100%" draw:stroke-linejoin="miter" svg:stroke-linecap="butt"/>
    </style:style>
    <style:style style:family="paragraph" style:name="a12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49">
      <style:graphic-properties draw:fill="none" draw:stroke="solid" svg:stroke-width="0.00694in" svg:stroke-color="#44546a" draw:marker-end="a1148" svg:stroke-opacity="100%" draw:stroke-linejoin="miter" svg:stroke-linecap="butt"/>
    </style:style>
    <style:style style:family="graphic" style:name="a1203">
      <style:graphic-properties draw:fill="none" draw:stroke="solid" svg:stroke-width="0.00694in" svg:stroke-color="#44546a" draw:marker-end="a1202" svg:stroke-opacity="100%" draw:stroke-linejoin="miter" svg:stroke-linecap="butt"/>
    </style:style>
    <style:style style:family="graphic" style:name="a1205">
      <style:graphic-properties draw:fill="none" draw:stroke="solid" svg:stroke-width="0.00694in" svg:stroke-color="#44546a" draw:marker-end="a1204" svg:stroke-opacity="100%" draw:stroke-linejoin="miter" svg:stroke-linecap="butt"/>
    </style:style>
    <style:style style:family="graphic" style:name="a1207">
      <style:graphic-properties draw:fill="none" draw:stroke="solid" svg:stroke-width="0.00694in" svg:stroke-color="#44546a" draw:marker-end="a1206" svg:stroke-opacity="100%" draw:stroke-linejoin="miter" svg:stroke-linecap="butt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6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center" style:tab-stop-distance="1in" fo:margin-left="0in" fo:margin-right="0in" fo:text-indent="0in" fo:margin-top="0.16528in" fo:margin-bottom="0.4013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draw:fill="solid" draw:fill-color="#5b9bd5" draw:opacity="100%" draw:stroke="solid" svg:stroke-width="0.02778in" svg:stroke-color="#41719c" svg:stroke-opacity="100%"/>
    </style:style>
    <style:style style:family="graphic" style:name="a1151">
      <style:graphic-properties draw:fill="none" draw:stroke="solid" svg:stroke-width="0.00694in" svg:stroke-color="#44546a" draw:marker-end="a1150" svg:stroke-opacity="100%" draw:stroke-linejoin="miter" svg:stroke-linecap="butt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53">
      <style:graphic-properties draw:fill="none" draw:stroke="solid" svg:stroke-width="0.00694in" svg:stroke-color="#44546a" draw:marker-end="a1152" svg:stroke-opacity="100%" draw:stroke-linejoin="miter" svg:stroke-linecap="butt"/>
    </style:style>
    <style:style style:family="graphic" style:name="a1155">
      <style:graphic-properties draw:fill="none" draw:stroke="solid" svg:stroke-width="0.00694in" svg:stroke-color="#44546a" draw:marker-end="a1154" svg:stroke-opacity="100%" draw:stroke-linejoin="miter" svg:stroke-linecap="butt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21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7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center" style:tab-stop-distance="1in" fo:margin-left="0in" fo:margin-right="0in" fo:text-indent="0in" fo:margin-top="0.16528in" fo:margin-bottom="0.4013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82">
      <style:graphic-properties draw:fill="none" draw:stroke="solid" svg:stroke-width="0.00694in" svg:stroke-color="#44546a" draw:marker-end="a1381" svg:stroke-opacity="100%" draw:stroke-linejoin="miter" svg:stroke-linecap="butt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87">
      <style:graphic-properties draw:fill="none" draw:stroke="solid" svg:stroke-width="0.00694in" svg:stroke-color="#44546a" draw:marker-end="a1386" svg:stroke-opacity="100%" draw:stroke-linejoin="miter" svg:stroke-linecap="butt"/>
    </style:style>
    <style:style style:family="graphic" style:name="a117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7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swiss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9">
      <style:graphic-properties draw:fill="none" draw:stroke="solid" svg:stroke-width="0.00694in" svg:stroke-color="#44546a" draw:marker-end="a1388" svg:stroke-opacity="100%" draw:stroke-linejoin="miter" svg:stroke-linecap="butt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draw:fill="none" draw:stroke="solid" svg:stroke-width="0.00694in" svg:stroke-color="#44546a" draw:marker-end="a1390" svg:stroke-opacity="100%" draw:stroke-linejoin="miter" svg:stroke-linecap="butt"/>
    </style:style>
    <style:style style:family="graphic" style:name="a1393">
      <style:graphic-properties draw:fill="none" draw:stroke="solid" svg:stroke-width="0.00694in" svg:stroke-color="#44546a" draw:marker-end="a1392" svg:stroke-opacity="100%" draw:stroke-linejoin="miter" svg:stroke-linecap="butt"/>
    </style:style>
    <style:style style:family="graphic" style:name="a1395">
      <style:graphic-properties draw:fill="none" draw:stroke="solid" svg:stroke-width="0.00694in" svg:stroke-color="#44546a" draw:marker-end="a1394" svg:stroke-opacity="100%" draw:stroke-linejoin="miter" svg:stroke-linecap="butt"/>
    </style:style>
    <style:style style:family="graphic" style:name="a1397">
      <style:graphic-properties draw:fill="none" draw:stroke="solid" svg:stroke-width="0.00694in" svg:stroke-color="#44546a" draw:marker-end="a1396" svg:stroke-opacity="100%" draw:stroke-linejoin="miter" svg:stroke-linecap="butt"/>
    </style:style>
    <style:style style:family="graphic" style:name="a1180">
      <style:graphic-properties draw:fill="none" draw:stroke="solid" svg:stroke-width="0.00694in" svg:stroke-color="#44546a" draw:marker-end="a1179" svg:stroke-opacity="100%" draw:stroke-linejoin="miter" svg:stroke-linecap="butt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2">
      <style:graphic-properties draw:fill="none" draw:stroke="solid" svg:stroke-width="0.00694in" svg:stroke-color="#44546a" draw:marker-end="a1181" svg:stroke-opacity="100%" draw:stroke-linejoin="miter" svg:stroke-linecap="butt"/>
    </style:style>
    <style:style style:family="graphic" style:name="a1184">
      <style:graphic-properties draw:fill="none" draw:stroke="solid" svg:stroke-width="0.00694in" svg:stroke-color="#44546a" draw:marker-end="a1183" svg:stroke-opacity="100%" draw:stroke-linejoin="miter" svg:stroke-linecap="butt"/>
    </style:style>
    <style:style style:family="graphic" style:name="a1186">
      <style:graphic-properties draw:fill="none" draw:stroke="solid" svg:stroke-width="0.00694in" svg:stroke-color="#44546a" draw:marker-end="a1185" svg:stroke-opacity="100%" draw:stroke-linejoin="miter" svg:stroke-linecap="butt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>
      <style:graphic-properties draw:fill="none" draw:stroke="solid" svg:stroke-width="0.00694in" svg:stroke-color="#44546a" draw:marker-end="a1187" svg:stroke-opacity="100%" draw:stroke-linejoin="miter" svg:stroke-linecap="butt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09">
      <style:graphic-properties draw:fill="none" draw:stroke="solid" svg:stroke-width="0.00694in" svg:stroke-color="#44546a" draw:marker-end="a1308" svg:stroke-opacity="100%" draw:stroke-linejoin="miter" svg:stroke-linecap="butt"/>
    </style:style>
    <style:style style:family="graphic" style:name="a1190">
      <style:graphic-properties draw:fill="none" draw:stroke="solid" svg:stroke-width="0.00694in" svg:stroke-color="#44546a" draw:marker-end="a1189" svg:stroke-opacity="100%" draw:stroke-linejoin="miter" svg:stroke-linecap="butt"/>
    </style:style>
    <style:style style:family="graphic" style:name="a1192">
      <style:graphic-properties draw:fill="none" draw:stroke="solid" svg:stroke-width="0.00694in" svg:stroke-color="#44546a" draw:marker-end="a1191" svg:stroke-opacity="100%" draw:stroke-linejoin="miter" svg:stroke-linecap="butt"/>
    </style:style>
    <style:style style:family="graphic" style:name="a1194">
      <style:graphic-properties draw:fill="none" draw:stroke="solid" svg:stroke-width="0.00694in" svg:stroke-color="#44546a" draw:marker-end="a1193" svg:stroke-opacity="100%" draw:stroke-linejoin="miter" svg:stroke-linecap="butt"/>
    </style:style>
    <style:style style:family="graphic" style:name="a1196">
      <style:graphic-properties draw:fill="none" draw:stroke="solid" svg:stroke-width="0.00694in" svg:stroke-color="#44546a" draw:marker-end="a1195" svg:stroke-opacity="100%" draw:stroke-linejoin="miter" svg:stroke-linecap="butt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draw:fill="none" draw:stroke="solid" svg:stroke-width="0.00694in" svg:stroke-color="#44546a" draw:marker-end="a1197" svg:stroke-opacity="100%" draw:stroke-linejoin="miter" svg:stroke-linecap="butt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draw:fill="none" draw:stroke="solid" svg:stroke-width="0.00694in" svg:stroke-color="#44546a" draw:marker-end="a1310" svg:stroke-opacity="100%" draw:stroke-linejoin="miter" svg:stroke-linecap="butt"/>
    </style:style>
    <style:style style:family="graphic" style:name="a125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0">
      <style:graphic-properties draw:fill="none" draw:stroke="solid" svg:stroke-width="0.00694in" svg:stroke-color="#44546a" draw:marker-end="a1259" svg:stroke-opacity="100%" draw:stroke-linejoin="miter" svg:stroke-linecap="butt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65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1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12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2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3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2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page1" draw:style-name="a1081" draw:master-page-name="Master1-Layout7-blank-En-blanco" presentation:presentation-page-layout-name="Master1-PPL7" draw:id="Slide-256">
        <draw:custom-shape svg:x="0.28521in" svg:y="0.53492in" svg:width="1.1811in" svg:height="0.53679in" draw:id="id136" draw:style-name="a1084" draw:name="Forma libre 4">
          <svg:title/>
          <svg:desc/>
          <text:p text:style-name="a1083" text:class-names="" text:cond-style-name=""><text:span text:style-name="a1082" text:class-names="">Cliente presenta una unidad usada como forma de pag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797in" svg:y="0.51784in" svg:width="1.1619in" svg:height="0.57095in" draw:id="id137" draw:style-name="a1087" draw:name="Forma libre 5">
          <svg:title/>
          <svg:desc/>
          <text:p text:style-name="a1086" text:class-names="" text:cond-style-name=""><text:span text:style-name="a1085" text:class-names="">Realiza la evaluación de la unidad y registra la misma en la planill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76in" svg:y="7.22996in" svg:width="1.1811in" svg:height="0.59055in" draw:id="id138" draw:style-name="a1090" draw:name="Forma libre 6">
          <svg:title/>
          <svg:desc/>
          <text:p text:style-name="a1089" text:class-names="" text:cond-style-name=""><text:span text:style-name="a1088" text:class-names="">Presenta la documentación de la unidad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02161in" svg:y="4.17747in" svg:width="1.11488in" svg:height="0.59055in" draw:id="id139" draw:style-name="a1093" draw:name="Forma libre 7">
          <svg:title/>
          <svg:desc/>
          <text:p text:style-name="a1092" text:class-names="" text:cond-style-name=""><text:span text:style-name="a1091" text:class-names="">Realiza el peritaje técnico de la unidad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55418in" svg:y="1.58914in" svg:width="1.29921in" svg:height="0.41417in" draw:id="id140" draw:style-name="a1096" draw:name="Forma libre 8">
          <svg:title/>
          <svg:desc/>
          <text:p text:style-name="a1095" text:class-names="" text:cond-style-name=""><text:span text:style-name="a1094" text:class-names="">¿Acepta la unidad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1.68285in" svg:y="-0.00036in" svg:width="1.56549in" svg:height="8.26772in" draw:id="id141" draw:style-name="a1099" draw:name="Rectángulo 9">
          <svg:title/>
          <svg:desc/>
          <text:p text:style-name="a1098" text:class-names="" text:cond-style-name=""><text:span text:style-name="a10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4834in" svg:y="-0.00036in" svg:width="5.31496in" svg:height="8.26772in" draw:id="id142" draw:style-name="a1102" draw:name="Rectángulo 10">
          <svg:title/>
          <svg:desc/>
          <text:p text:style-name="a1101" text:class-names="" text:cond-style-name=""><text:span text:style-name="a11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1999in" svg:y="-0.00036in" svg:width="3.54331in" svg:height="8.26772in" draw:id="id143" draw:style-name="a1105" draw:name="Rectángulo 11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2505in" svg:y="0in" svg:width="4.39858in" svg:height="8.26772in" draw:id="id144" draw:style-name="a1108" draw:name="Rectángulo 12">
          <svg:title/>
          <svg:desc/>
          <text:p text:style-name="a1107" text:class-names="" text:cond-style-name=""><text:span text:style-name="a11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1999in" svg:y="-0.00036in" svg:width="1.60505in" svg:height="0.3937in" draw:id="id145" draw:style-name="a1111" draw:name="Forma libre 13">
          <svg:title/>
          <svg:desc/>
          <text:p text:style-name="a1110" text:class-names="" text:cond-style-name=""><text:span text:style-name="a1109" text:class-names="">Asesor de Servici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67353in" svg:y="-0.00036in" svg:width="1.5748in" svg:height="0.3937in" draw:id="id146" draw:style-name="a1114" draw:name="Forma libre 14">
          <svg:title/>
          <svg:desc/>
          <text:p text:style-name="a1113" text:class-names="" text:cond-style-name=""><text:span text:style-name="a1112" text:class-names="">Ejecutivo de Vent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24834in" svg:y="-0.00036in" svg:width="1.77165in" svg:height="0.3937in" draw:id="id147" draw:style-name="a1117" draw:name="Forma libre 15">
          <svg:title/>
          <svg:desc/>
          <text:p text:style-name="a1116" text:class-names="" text:cond-style-name=""><text:span text:style-name="a1115" text:class-names="">Gerente Comercial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62505in" svg:y="-0.00036in" svg:width="1.93825in" svg:height="0.3937in" draw:id="id148" draw:style-name="a1120" draw:name="Forma libre 16">
          <svg:title/>
          <svg:desc/>
          <text:p text:style-name="a1119" text:class-names="" text:cond-style-name=""><text:span text:style-name="a1118" text:class-names="">Téc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49" draw:style-name="a1123" draw:name="CuadroTexto 17" svg:x="4.25817in" svg:y="1.28652in" svg:width="0.35433in" svg:height="0.20786in">
          <draw:text-box>
            <text:p text:style-name="a1122" text:class-names="" text:cond-style-name=""><text:span text:style-name="a1121" text:class-names="">NO</text:span></text:p>
          </draw:text-box>
          <svg:title/>
          <svg:desc/>
        </draw:frame>
        <draw:custom-shape svg:x="1.88958in" svg:y="1.49438in" svg:width="1.15202in" svg:height="0.60369in" draw:id="id150" draw:style-name="a1126" draw:name="Forma libre 18">
          <svg:title/>
          <svg:desc/>
          <text:p text:style-name="a1125" text:class-names="" text:cond-style-name=""><text:span text:style-name="a1124" text:class-names="">Consulta a la gerencia comercial sobre la factibilidad de toma del usad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18576in" svg:y="4.17517in" svg:width="1.18005in" svg:height="0.59055in" draw:id="id151" draw:style-name="a1129" draw:name="Forma libre 19">
          <svg:title/>
          <svg:desc/>
          <text:p text:style-name="a1128" text:class-names="" text:cond-style-name=""><text:span text:style-name="a1127" text:class-names="">De acuerdo a la agenda del Taller asigna un turno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90851in" svg:y="0.79634in" svg:width="0.59055in" svg:height="0.19685in" draw:id="id152" draw:style-name="a1132" draw:name="Forma libre 20">
          <svg:title/>
          <svg:desc/>
          <text:p text:style-name="a1131" text:class-names="" text:cond-style-name=""><text:span text:style-name="a1130" text:class-names="">Fin</text:span></text:p>
          <draw:enhanced-geometry xmlns:dr3d="urn:oasis:names:tc:opendocument:xmlns:dr3d:1.0" draw:type="non-primitive" svg:viewBox="0 0 21600 21600" draw:enhanced-path="M ?f6 ?f5 A ?f111 ?f112 ?f113 ?f114 ?f6 ?f5 ?f108 ?f110  W ?f115 ?f116 ?f117 ?f118 ?f6 ?f5 ?f108 ?f110 A ?f158 ?f159 ?f160 ?f161 ?f108 ?f110 ?f155 ?f157  W ?f162 ?f163 ?f164 ?f165 ?f108 ?f110 ?f155 ?f157 L ?f8 ?f4 A ?f205 ?f206 ?f207 ?f208 ?f8 ?f4 ?f202 ?f204  W ?f209 ?f210 ?f211 ?f212 ?f8 ?f4 ?f202 ?f204 A ?f252 ?f253 ?f254 ?f255 ?f202 ?f204 ?f249 ?f251  W ?f256 ?f257 ?f258 ?f259 ?f202 ?f204 ?f249 ?f251 Z N" draw:text-areas="?f68 ?f70 ?f69 ?f71" draw:glue-points="?f65 ?f66 ?f66 ?f65 ?f65 ?f67 ?f67 ?f65" draw:glue-point-leaving-directions="-0, -0, -0, -0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70"/>
            <draw:equation draw:name="f7" draw:formula="0 - 10800"/>
            <draw:equation draw:name="f8" draw:formula="18130"/>
            <draw:equation draw:name="f9" draw:formula="18130 - 21600"/>
            <draw:equation draw:name="f10" draw:formula="21600 - 10800"/>
            <draw:equation draw:name="f11" draw:formula="0 - ?f6"/>
            <draw:equation draw:name="f12" draw:formula="10800 - ?f5"/>
            <draw:equation draw:name="f13" draw:formula="0 - ?f2"/>
            <draw:equation draw:name="f14" draw:formula="abs(?f6)"/>
            <draw:equation draw:name="f15" draw:formula="abs(?f7)"/>
            <draw:equation draw:name="f16" draw:formula="if(?f7, 0, ?f1)"/>
            <draw:equation draw:name="f17" draw:formula="if(?f7, ?f1, 0)"/>
            <draw:equation draw:name="f18" draw:formula="21600 - ?f8"/>
            <draw:equation draw:name="f19" draw:formula="10800 - ?f4"/>
            <draw:equation draw:name="f20" draw:formula="abs(?f9)"/>
            <draw:equation draw:name="f21" draw:formula="abs(?f10)"/>
            <draw:equation draw:name="f22" draw:formula="if(?f10, 0, ?f1)"/>
            <draw:equation draw:name="f23" draw:formula="if(?f10, ?f1, 0)"/>
            <draw:equation draw:name="f24" draw:formula="?f5 - ?f4"/>
            <draw:equation draw:name="f25" draw:formula="abs(?f11)"/>
            <draw:equation draw:name="f26" draw:formula="abs(?f12)"/>
            <draw:equation draw:name="f27" draw:formula="if(?f11, ?f13, ?f2)"/>
            <draw:equation draw:name="f28" draw:formula="if(?f11, ?f2, ?f13)"/>
            <draw:equation draw:name="f29" draw:formula="if(?f11, ?f0, ?f2)"/>
            <draw:equation draw:name="f30" draw:formula="if(?f11, ?f2, ?f0)"/>
            <draw:equation draw:name="f31" draw:formula="if(?f6, ?f13, ?f2)"/>
            <draw:equation draw:name="f32" draw:formula="if(?f6, ?f2, ?f13)"/>
            <draw:equation draw:name="f33" draw:formula="if(?f6, ?f17, ?f16)"/>
            <draw:equation draw:name="f34" draw:formula="if(?f6, ?f16, ?f17)"/>
            <draw:equation draw:name="f35" draw:formula="abs(?f18)"/>
            <draw:equation draw:name="f36" draw:formula="abs(?f19)"/>
            <draw:equation draw:name="f37" draw:formula="if(?f18, ?f13, ?f2)"/>
            <draw:equation draw:name="f38" draw:formula="if(?f18, ?f2, ?f13)"/>
            <draw:equation draw:name="f39" draw:formula="if(?f18, ?f0, ?f2)"/>
            <draw:equation draw:name="f40" draw:formula="if(?f18, ?f2, ?f0)"/>
            <draw:equation draw:name="f41" draw:formula="if(?f9, ?f13, ?f2)"/>
            <draw:equation draw:name="f42" draw:formula="if(?f9, ?f2, ?f13)"/>
            <draw:equation draw:name="f43" draw:formula="if(?f9, ?f23, ?f22)"/>
            <draw:equation draw:name="f44" draw:formula="if(?f9, ?f22, ?f23)"/>
            <draw:equation draw:name="f45" draw:formula="?f24 / 21600"/>
            <draw:equation draw:name="f46" draw:formula="if(?f11, ?f30, ?f29)"/>
            <draw:equation draw:name="f47" draw:formula="if(?f11, ?f29, ?f30)"/>
            <draw:equation draw:name="f48" draw:formula="if(?f12, ?f28, ?f27)"/>
            <draw:equation draw:name="f49" draw:formula="if(?f7, ?f33, ?f34)"/>
            <draw:equation draw:name="f50" draw:formula="if(?f7, ?f31, ?f32)"/>
            <draw:equation draw:name="f51" draw:formula="if(?f18, ?f40, ?f39)"/>
            <draw:equation draw:name="f52" draw:formula="if(?f18, ?f39, ?f40)"/>
            <draw:equation draw:name="f53" draw:formula="if(?f19, ?f38, ?f37)"/>
            <draw:equation draw:name="f54" draw:formula="if(?f10, ?f43, ?f44)"/>
            <draw:equation draw:name="f55" draw:formula="if(?f10, ?f41, ?f42)"/>
            <draw:equation draw:name="f56" draw:formula="1060 * ?f45"/>
            <draw:equation draw:name="f57" draw:formula="20540 * ?f45"/>
            <draw:equation draw:name="f58" draw:formula="18420 * ?f45"/>
            <draw:equation draw:name="f59" draw:formula="3180 * ?f45"/>
            <draw:equation draw:name="f60" draw:formula="10800 * ?f45"/>
            <draw:equation draw:name="f61" draw:formula="0 * ?f45"/>
            <draw:equation draw:name="f62" draw:formula="21600 * ?f45"/>
            <draw:equation draw:name="f63" draw:formula="if(?f12, ?f47, ?f46)"/>
            <draw:equation draw:name="f64" draw:formula="if(?f19, ?f52, ?f51)"/>
            <draw:equation draw:name="f65" draw:formula="?f60 / ?f45"/>
            <draw:equation draw:name="f66" draw:formula="?f61 / ?f45"/>
            <draw:equation draw:name="f67" draw:formula="?f62 / ?f45"/>
            <draw:equation draw:name="f68" draw:formula="?f56 / ?f45"/>
            <draw:equation draw:name="f69" draw:formula="?f57 / ?f45"/>
            <draw:equation draw:name="f70" draw:formula="?f59 / ?f45"/>
            <draw:equation draw:name="f71" draw:formula="?f58 / ?f45"/>
            <draw:equation draw:name="f72" draw:formula="21550000 - ?f48"/>
            <draw:equation draw:name="f73" draw:formula="if(?f72, ?f48, 21550000)"/>
            <draw:equation draw:name="f74" draw:formula="-21550000 - ?f73"/>
            <draw:equation draw:name="f75" draw:formula="if(?f74, -21550000, ?f73)"/>
            <draw:equation draw:name="f76" draw:formula="?f63 + ?f75"/>
            <draw:equation draw:name="f77" draw:formula="?f63 + ?f2"/>
            <draw:equation draw:name="f78" draw:formula="?f77 * ?f3 / ?f1"/>
            <draw:equation draw:name="f79" draw:formula="0 - ?f78"/>
            <draw:equation draw:name="f80" draw:formula="cos(?f79)"/>
            <draw:equation draw:name="f81" draw:formula="0 - ?f80"/>
            <draw:equation draw:name="f82" draw:formula="?f81 * ?f25"/>
            <draw:equation draw:name="f83" draw:formula="sin(?f79)"/>
            <draw:equation draw:name="f84" draw:formula="0 - ?f83"/>
            <draw:equation draw:name="f85" draw:formula="?f84 * ?f26"/>
            <draw:equation draw:name="f86" draw:formula="sqrt(?f82 * ?f82 + ?f85 * ?f85 + 0 * 0)"/>
            <draw:equation draw:name="f87" draw:formula="?f25 * ?f26 / ?f86"/>
            <draw:equation draw:name="f88" draw:formula="?f84 * ?f87"/>
            <draw:equation draw:name="f89" draw:formula="?f6 - ?f88"/>
            <draw:equation draw:name="f90" draw:formula="?f81 * ?f87"/>
            <draw:equation draw:name="f91" draw:formula="?f5 - ?f90"/>
            <draw:equation draw:name="f92" draw:formula="?f89 - ?f25"/>
            <draw:equation draw:name="f93" draw:formula="?f91 - ?f26"/>
            <draw:equation draw:name="f94" draw:formula="?f89 + ?f25"/>
            <draw:equation draw:name="f95" draw:formula="?f91 + ?f26"/>
            <draw:equation draw:name="f96" draw:formula="?f76 + ?f2"/>
            <draw:equation draw:name="f97" draw:formula="?f96 * ?f3 / ?f1"/>
            <draw:equation draw:name="f98" draw:formula="0 - ?f97"/>
            <draw:equation draw:name="f99" draw:formula="cos(?f98)"/>
            <draw:equation draw:name="f100" draw:formula="0 - ?f99"/>
            <draw:equation draw:name="f101" draw:formula="?f100 * ?f25"/>
            <draw:equation draw:name="f102" draw:formula="sin(?f98)"/>
            <draw:equation draw:name="f103" draw:formula="0 - ?f102"/>
            <draw:equation draw:name="f104" draw:formula="?f103 * ?f26"/>
            <draw:equation draw:name="f105" draw:formula="sqrt(?f101 * ?f101 + ?f104 * ?f104 + 0 * 0)"/>
            <draw:equation draw:name="f106" draw:formula="?f25 * ?f26 / ?f105"/>
            <draw:equation draw:name="f107" draw:formula="?f103 * ?f106"/>
            <draw:equation draw:name="f108" draw:formula="?f89 + ?f107"/>
            <draw:equation draw:name="f109" draw:formula="?f100 * ?f106"/>
            <draw:equation draw:name="f110" draw:formula="?f91 + ?f109"/>
            <draw:equation draw:name="f111" draw:formula="if(?f75, ?f6, ?f92)"/>
            <draw:equation draw:name="f112" draw:formula="if(?f75, ?f5, ?f93)"/>
            <draw:equation draw:name="f113" draw:formula="if(?f75, ?f6, ?f94)"/>
            <draw:equation draw:name="f114" draw:formula="if(?f75, ?f5, ?f95)"/>
            <draw:equation draw:name="f115" draw:formula="if(?f75, ?f92, ?f108)"/>
            <draw:equation draw:name="f116" draw:formula="if(?f75, ?f93, ?f110)"/>
            <draw:equation draw:name="f117" draw:formula="if(?f75, ?f94, ?f108)"/>
            <draw:equation draw:name="f118" draw:formula="if(?f75, ?f95, ?f110)"/>
            <draw:equation draw:name="f119" draw:formula="21550000 - ?f50"/>
            <draw:equation draw:name="f120" draw:formula="if(?f119, ?f50, 21550000)"/>
            <draw:equation draw:name="f121" draw:formula="-21550000 - ?f120"/>
            <draw:equation draw:name="f122" draw:formula="if(?f121, -21550000, ?f120)"/>
            <draw:equation draw:name="f123" draw:formula="?f49 + ?f122"/>
            <draw:equation draw:name="f124" draw:formula="?f49 + ?f2"/>
            <draw:equation draw:name="f125" draw:formula="?f124 * ?f3 / ?f1"/>
            <draw:equation draw:name="f126" draw:formula="0 - ?f125"/>
            <draw:equation draw:name="f127" draw:formula="cos(?f126)"/>
            <draw:equation draw:name="f128" draw:formula="0 - ?f127"/>
            <draw:equation draw:name="f129" draw:formula="?f128 * ?f14"/>
            <draw:equation draw:name="f130" draw:formula="sin(?f126)"/>
            <draw:equation draw:name="f131" draw:formula="0 - ?f130"/>
            <draw:equation draw:name="f132" draw:formula="?f131 * ?f15"/>
            <draw:equation draw:name="f133" draw:formula="sqrt(?f129 * ?f129 + ?f132 * ?f132 + 0 * 0)"/>
            <draw:equation draw:name="f134" draw:formula="?f14 * ?f15 / ?f133"/>
            <draw:equation draw:name="f135" draw:formula="?f131 * ?f134"/>
            <draw:equation draw:name="f136" draw:formula="?f108 - ?f135"/>
            <draw:equation draw:name="f137" draw:formula="?f128 * ?f134"/>
            <draw:equation draw:name="f138" draw:formula="?f110 - ?f137"/>
            <draw:equation draw:name="f139" draw:formula="?f136 - ?f14"/>
            <draw:equation draw:name="f140" draw:formula="?f138 - ?f15"/>
            <draw:equation draw:name="f141" draw:formula="?f136 + ?f14"/>
            <draw:equation draw:name="f142" draw:formula="?f138 + ?f15"/>
            <draw:equation draw:name="f143" draw:formula="?f123 + ?f2"/>
            <draw:equation draw:name="f144" draw:formula="?f143 * ?f3 / ?f1"/>
            <draw:equation draw:name="f145" draw:formula="0 - ?f144"/>
            <draw:equation draw:name="f146" draw:formula="cos(?f145)"/>
            <draw:equation draw:name="f147" draw:formula="0 - ?f146"/>
            <draw:equation draw:name="f148" draw:formula="?f147 * ?f14"/>
            <draw:equation draw:name="f149" draw:formula="sin(?f145)"/>
            <draw:equation draw:name="f150" draw:formula="0 - ?f149"/>
            <draw:equation draw:name="f151" draw:formula="?f150 * ?f15"/>
            <draw:equation draw:name="f152" draw:formula="sqrt(?f148 * ?f148 + ?f151 * ?f151 + 0 * 0)"/>
            <draw:equation draw:name="f153" draw:formula="?f14 * ?f15 / ?f152"/>
            <draw:equation draw:name="f154" draw:formula="?f150 * ?f153"/>
            <draw:equation draw:name="f155" draw:formula="?f136 + ?f154"/>
            <draw:equation draw:name="f156" draw:formula="?f147 * ?f153"/>
            <draw:equation draw:name="f157" draw:formula="?f138 + ?f156"/>
            <draw:equation draw:name="f158" draw:formula="if(?f122, ?f108, ?f139)"/>
            <draw:equation draw:name="f159" draw:formula="if(?f122, ?f110, ?f140)"/>
            <draw:equation draw:name="f160" draw:formula="if(?f122, ?f108, ?f141)"/>
            <draw:equation draw:name="f161" draw:formula="if(?f122, ?f110, ?f142)"/>
            <draw:equation draw:name="f162" draw:formula="if(?f122, ?f139, ?f155)"/>
            <draw:equation draw:name="f163" draw:formula="if(?f122, ?f140, ?f157)"/>
            <draw:equation draw:name="f164" draw:formula="if(?f122, ?f141, ?f155)"/>
            <draw:equation draw:name="f165" draw:formula="if(?f122, ?f142, ?f157)"/>
            <draw:equation draw:name="f166" draw:formula="21550000 - ?f53"/>
            <draw:equation draw:name="f167" draw:formula="if(?f166, ?f53, 21550000)"/>
            <draw:equation draw:name="f168" draw:formula="-21550000 - ?f167"/>
            <draw:equation draw:name="f169" draw:formula="if(?f168, -21550000, ?f167)"/>
            <draw:equation draw:name="f170" draw:formula="?f64 + ?f169"/>
            <draw:equation draw:name="f171" draw:formula="?f64 + ?f2"/>
            <draw:equation draw:name="f172" draw:formula="?f171 * ?f3 / ?f1"/>
            <draw:equation draw:name="f173" draw:formula="0 - ?f172"/>
            <draw:equation draw:name="f174" draw:formula="cos(?f173)"/>
            <draw:equation draw:name="f175" draw:formula="0 - ?f174"/>
            <draw:equation draw:name="f176" draw:formula="?f175 * ?f35"/>
            <draw:equation draw:name="f177" draw:formula="sin(?f173)"/>
            <draw:equation draw:name="f178" draw:formula="0 - ?f177"/>
            <draw:equation draw:name="f179" draw:formula="?f178 * ?f36"/>
            <draw:equation draw:name="f180" draw:formula="sqrt(?f176 * ?f176 + ?f179 * ?f179 + 0 * 0)"/>
            <draw:equation draw:name="f181" draw:formula="?f35 * ?f36 / ?f180"/>
            <draw:equation draw:name="f182" draw:formula="?f178 * ?f181"/>
            <draw:equation draw:name="f183" draw:formula="?f8 - ?f182"/>
            <draw:equation draw:name="f184" draw:formula="?f175 * ?f181"/>
            <draw:equation draw:name="f185" draw:formula="?f4 - ?f184"/>
            <draw:equation draw:name="f186" draw:formula="?f183 - ?f35"/>
            <draw:equation draw:name="f187" draw:formula="?f185 - ?f36"/>
            <draw:equation draw:name="f188" draw:formula="?f183 + ?f35"/>
            <draw:equation draw:name="f189" draw:formula="?f185 + ?f36"/>
            <draw:equation draw:name="f190" draw:formula="?f170 + ?f2"/>
            <draw:equation draw:name="f191" draw:formula="?f190 * ?f3 / ?f1"/>
            <draw:equation draw:name="f192" draw:formula="0 - ?f191"/>
            <draw:equation draw:name="f193" draw:formula="cos(?f192)"/>
            <draw:equation draw:name="f194" draw:formula="0 - ?f193"/>
            <draw:equation draw:name="f195" draw:formula="?f194 * ?f35"/>
            <draw:equation draw:name="f196" draw:formula="sin(?f192)"/>
            <draw:equation draw:name="f197" draw:formula="0 - ?f196"/>
            <draw:equation draw:name="f198" draw:formula="?f197 * ?f36"/>
            <draw:equation draw:name="f199" draw:formula="sqrt(?f195 * ?f195 + ?f198 * ?f198 + 0 * 0)"/>
            <draw:equation draw:name="f200" draw:formula="?f35 * ?f36 / ?f199"/>
            <draw:equation draw:name="f201" draw:formula="?f197 * ?f200"/>
            <draw:equation draw:name="f202" draw:formula="?f183 + ?f201"/>
            <draw:equation draw:name="f203" draw:formula="?f194 * ?f200"/>
            <draw:equation draw:name="f204" draw:formula="?f185 + ?f203"/>
            <draw:equation draw:name="f205" draw:formula="if(?f169, ?f8, ?f186)"/>
            <draw:equation draw:name="f206" draw:formula="if(?f169, ?f4, ?f187)"/>
            <draw:equation draw:name="f207" draw:formula="if(?f169, ?f8, ?f188)"/>
            <draw:equation draw:name="f208" draw:formula="if(?f169, ?f4, ?f189)"/>
            <draw:equation draw:name="f209" draw:formula="if(?f169, ?f186, ?f202)"/>
            <draw:equation draw:name="f210" draw:formula="if(?f169, ?f187, ?f204)"/>
            <draw:equation draw:name="f211" draw:formula="if(?f169, ?f188, ?f202)"/>
            <draw:equation draw:name="f212" draw:formula="if(?f169, ?f189, ?f204)"/>
            <draw:equation draw:name="f213" draw:formula="21550000 - ?f55"/>
            <draw:equation draw:name="f214" draw:formula="if(?f213, ?f55, 21550000)"/>
            <draw:equation draw:name="f215" draw:formula="-21550000 - ?f214"/>
            <draw:equation draw:name="f216" draw:formula="if(?f215, -21550000, ?f214)"/>
            <draw:equation draw:name="f217" draw:formula="?f54 + ?f216"/>
            <draw:equation draw:name="f218" draw:formula="?f54 + ?f2"/>
            <draw:equation draw:name="f219" draw:formula="?f218 * ?f3 / ?f1"/>
            <draw:equation draw:name="f220" draw:formula="0 - ?f219"/>
            <draw:equation draw:name="f221" draw:formula="cos(?f220)"/>
            <draw:equation draw:name="f222" draw:formula="0 - ?f221"/>
            <draw:equation draw:name="f223" draw:formula="?f222 * ?f20"/>
            <draw:equation draw:name="f224" draw:formula="sin(?f220)"/>
            <draw:equation draw:name="f225" draw:formula="0 - ?f224"/>
            <draw:equation draw:name="f226" draw:formula="?f225 * ?f21"/>
            <draw:equation draw:name="f227" draw:formula="sqrt(?f223 * ?f223 + ?f226 * ?f226 + 0 * 0)"/>
            <draw:equation draw:name="f228" draw:formula="?f20 * ?f21 / ?f227"/>
            <draw:equation draw:name="f229" draw:formula="?f225 * ?f228"/>
            <draw:equation draw:name="f230" draw:formula="?f202 - ?f229"/>
            <draw:equation draw:name="f231" draw:formula="?f222 * ?f228"/>
            <draw:equation draw:name="f232" draw:formula="?f204 - ?f231"/>
            <draw:equation draw:name="f233" draw:formula="?f230 - ?f20"/>
            <draw:equation draw:name="f234" draw:formula="?f232 - ?f21"/>
            <draw:equation draw:name="f235" draw:formula="?f230 + ?f20"/>
            <draw:equation draw:name="f236" draw:formula="?f232 + ?f21"/>
            <draw:equation draw:name="f237" draw:formula="?f217 + ?f2"/>
            <draw:equation draw:name="f238" draw:formula="?f237 * ?f3 / ?f1"/>
            <draw:equation draw:name="f239" draw:formula="0 - ?f238"/>
            <draw:equation draw:name="f240" draw:formula="cos(?f239)"/>
            <draw:equation draw:name="f241" draw:formula="0 - ?f240"/>
            <draw:equation draw:name="f242" draw:formula="?f241 * ?f20"/>
            <draw:equation draw:name="f243" draw:formula="sin(?f239)"/>
            <draw:equation draw:name="f244" draw:formula="0 - ?f243"/>
            <draw:equation draw:name="f245" draw:formula="?f244 * ?f21"/>
            <draw:equation draw:name="f246" draw:formula="sqrt(?f242 * ?f242 + ?f245 * ?f245 + 0 * 0)"/>
            <draw:equation draw:name="f247" draw:formula="?f20 * ?f21 / ?f246"/>
            <draw:equation draw:name="f248" draw:formula="?f244 * ?f247"/>
            <draw:equation draw:name="f249" draw:formula="?f230 + ?f248"/>
            <draw:equation draw:name="f250" draw:formula="?f241 * ?f247"/>
            <draw:equation draw:name="f251" draw:formula="?f232 + ?f250"/>
            <draw:equation draw:name="f252" draw:formula="if(?f216, ?f202, ?f233)"/>
            <draw:equation draw:name="f253" draw:formula="if(?f216, ?f204, ?f234)"/>
            <draw:equation draw:name="f254" draw:formula="if(?f216, ?f202, ?f235)"/>
            <draw:equation draw:name="f255" draw:formula="if(?f216, ?f204, ?f236)"/>
            <draw:equation draw:name="f256" draw:formula="if(?f216, ?f233, ?f249)"/>
            <draw:equation draw:name="f257" draw:formula="if(?f216, ?f234, ?f251)"/>
            <draw:equation draw:name="f258" draw:formula="if(?f216, ?f235, ?f249)"/>
            <draw:equation draw:name="f259" draw:formula="if(?f216, ?f236, ?f251)"/>
          </draw:enhanced-geometry>
        </draw:custom-shape>
        <draw:custom-shape svg:x="8.5633in" svg:y="0in" svg:width="2.46032in" svg:height="0.39335in" draw:id="id153" draw:style-name="a1135" draw:name="Forma libre 21">
          <svg:title/>
          <svg:desc/>
          <text:p text:style-name="a1134" text:class-names="" text:cond-style-name=""><text:span text:style-name="a1133" text:class-names="">Administración de Vent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5663in" svg:y="2.48657in" svg:width="1.27497in" svg:height="0.69545in" draw:id="id154" draw:style-name="a1138" draw:name="Forma libre 22">
          <svg:title/>
          <svg:desc/>
          <text:p text:style-name="a1137" text:class-names="" text:cond-style-name=""><text:span text:style-name="a1136" text:class-names="">Determina el destino de la unidad y la forma jurídica mediante la cual se incorpora la unidad a AECS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20291in" svg:y="7.26933in" svg:width="1.1811in" svg:height="0.51181in" draw:id="id155" draw:style-name="a1141" draw:name="Forma libre 27">
          <svg:title/>
          <svg:desc/>
          <text:p text:style-name="a1140" text:class-names="" text:cond-style-name=""><text:span text:style-name="a1139" text:class-names="">Controla toda la documentación de l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09582in" svg:y="-0.00036in" svg:width="1.58703in" svg:height="8.26159in" draw:id="id156" draw:style-name="a1144" draw:name="Rectángulo 47">
          <svg:title/>
          <svg:desc/>
          <text:p text:style-name="a1143" text:class-names="" text:cond-style-name=""><text:span text:style-name="a11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294in" svg:y="0.00551in" svg:width="1.59991in" svg:height="0.38784in" draw:id="id157" draw:style-name="a1147" draw:name="Forma libre 48">
          <svg:title/>
          <svg:desc/>
          <text:p text:style-name="a1146" text:class-names="" text:cond-style-name=""><text:span text:style-name="a1145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46631in" svg:y1="0.80331in" draw:start-shape="id136" draw:start-glue-point="1" svg:x2="1.8797in" svg:y2="0.80331in" draw:end-shape="id137" draw:end-glue-point="3" draw:id="id158" draw:style-name="a1149" draw:name="Conector recto de flecha 55">
          <svg:title/>
          <svg:desc/>
        </draw:connector>
        <draw:connector draw:type="line" svg:x1="2.46065in" svg:y1="1.08879in" draw:start-shape="id137" draw:start-glue-point="2" svg:x2="2.46559in" svg:y2="1.49438in" draw:end-shape="id150" draw:end-glue-point="0" draw:id="id159" draw:style-name="a1151" draw:name="Conector recto de flecha 58">
          <svg:title/>
          <svg:desc/>
        </draw:connector>
        <draw:connector draw:type="line" svg:x1="3.0416in" svg:y1="1.79622in" draw:start-shape="id150" draw:start-glue-point="1" svg:x2="3.55418in" svg:y2="1.79622in" draw:end-shape="id140" draw:end-glue-point="3" draw:id="id160" draw:style-name="a1153" draw:name="Conector recto de flecha 60">
          <svg:title/>
          <svg:desc/>
        </draw:connector>
        <draw:connector draw:type="line" svg:x1="4.20378in" svg:y1="1.58914in" draw:start-shape="id140" draw:start-glue-point="0" svg:x2="4.20378in" svg:y2="0.99319in" draw:end-shape="id152" draw:end-glue-point="2" draw:id="id161" draw:style-name="a1155" draw:name="Conector recto de flecha 62">
          <svg:title/>
          <svg:desc/>
        </draw:connector>
        <draw:custom-shape svg:x="3.5807in" svg:y="3.493in" svg:width="1.24616in" svg:height="0.57052in" draw:id="id162" draw:style-name="a1158" draw:name="Forma libre 69">
          <svg:title/>
          <svg:desc/>
          <text:p text:style-name="a1157" text:class-names="" text:cond-style-name=""><text:span text:style-name="a1156" text:class-names="">Comunica decisión al vendedor y a administ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3785in" svg:y="4.1975in" svg:width="1.24616in" svg:height="0.57052in" draw:id="id163" draw:style-name="a1161" draw:name="Forma libre 70">
          <svg:title/>
          <svg:desc/>
          <text:p text:style-name="a1160" text:class-names="" text:cond-style-name=""><text:span text:style-name="a1159" text:class-names="">Solicita un turno a servicios para realizar un peritaje técnico de la unidad,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02161in" svg:y="5.07331in" svg:width="1.11488in" svg:height="0.59055in" draw:id="id164" draw:style-name="a1164" draw:name="Forma libre 71">
          <svg:title/>
          <svg:desc/>
          <text:p text:style-name="a1163" text:class-names="" text:cond-style-name=""><text:span text:style-name="a1162" text:class-names="">Registra informe del estado de la unidad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4041in" svg:y="5.08333in" svg:width="1.24616in" svg:height="0.57052in" draw:id="id165" draw:style-name="a1167" draw:name="Forma libre 72">
          <svg:title/>
          <svg:desc/>
          <text:p text:style-name="a1166" text:class-names="" text:cond-style-name=""><text:span text:style-name="a1165" text:class-names="">De acuerdo al informe del taller, se determina el precio de l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4128in" svg:y="5.1615in" svg:width="1.29921in" svg:height="0.41417in" draw:id="id166" draw:style-name="a1170" draw:name="Forma libre 73">
          <svg:title/>
          <svg:desc/>
          <text:p text:style-name="a1169" text:class-names="" text:cond-style-name=""><text:span text:style-name="a1168" text:class-names="">¿Cliente acepta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0.59785in" svg:y="4.3519in" svg:width="0.59055in" svg:height="0.19685in" draw:id="id167" draw:style-name="a1173" draw:name="Forma libre 74">
          <svg:title/>
          <svg:desc/>
          <text:p text:style-name="a1172" text:class-names="" text:cond-style-name=""><text:span text:style-name="a1171" text:class-names="">Fin</text:span></text:p>
          <draw:enhanced-geometry xmlns:dr3d="urn:oasis:names:tc:opendocument:xmlns:dr3d:1.0" draw:type="non-primitive" svg:viewBox="0 0 21600 21600" draw:enhanced-path="M ?f6 ?f5 A ?f111 ?f112 ?f113 ?f114 ?f6 ?f5 ?f108 ?f110  W ?f115 ?f116 ?f117 ?f118 ?f6 ?f5 ?f108 ?f110 A ?f158 ?f159 ?f160 ?f161 ?f108 ?f110 ?f155 ?f157  W ?f162 ?f163 ?f164 ?f165 ?f108 ?f110 ?f155 ?f157 L ?f8 ?f4 A ?f205 ?f206 ?f207 ?f208 ?f8 ?f4 ?f202 ?f204  W ?f209 ?f210 ?f211 ?f212 ?f8 ?f4 ?f202 ?f204 A ?f252 ?f253 ?f254 ?f255 ?f202 ?f204 ?f249 ?f251  W ?f256 ?f257 ?f258 ?f259 ?f202 ?f204 ?f249 ?f251 Z N" draw:text-areas="?f68 ?f70 ?f69 ?f71" draw:glue-points="?f65 ?f66 ?f66 ?f65 ?f65 ?f67 ?f67 ?f65" draw:glue-point-leaving-directions="-0, -0, -0, -0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70"/>
            <draw:equation draw:name="f7" draw:formula="0 - 10800"/>
            <draw:equation draw:name="f8" draw:formula="18130"/>
            <draw:equation draw:name="f9" draw:formula="18130 - 21600"/>
            <draw:equation draw:name="f10" draw:formula="21600 - 10800"/>
            <draw:equation draw:name="f11" draw:formula="0 - ?f6"/>
            <draw:equation draw:name="f12" draw:formula="10800 - ?f5"/>
            <draw:equation draw:name="f13" draw:formula="0 - ?f2"/>
            <draw:equation draw:name="f14" draw:formula="abs(?f6)"/>
            <draw:equation draw:name="f15" draw:formula="abs(?f7)"/>
            <draw:equation draw:name="f16" draw:formula="if(?f7, 0, ?f1)"/>
            <draw:equation draw:name="f17" draw:formula="if(?f7, ?f1, 0)"/>
            <draw:equation draw:name="f18" draw:formula="21600 - ?f8"/>
            <draw:equation draw:name="f19" draw:formula="10800 - ?f4"/>
            <draw:equation draw:name="f20" draw:formula="abs(?f9)"/>
            <draw:equation draw:name="f21" draw:formula="abs(?f10)"/>
            <draw:equation draw:name="f22" draw:formula="if(?f10, 0, ?f1)"/>
            <draw:equation draw:name="f23" draw:formula="if(?f10, ?f1, 0)"/>
            <draw:equation draw:name="f24" draw:formula="?f5 - ?f4"/>
            <draw:equation draw:name="f25" draw:formula="abs(?f11)"/>
            <draw:equation draw:name="f26" draw:formula="abs(?f12)"/>
            <draw:equation draw:name="f27" draw:formula="if(?f11, ?f13, ?f2)"/>
            <draw:equation draw:name="f28" draw:formula="if(?f11, ?f2, ?f13)"/>
            <draw:equation draw:name="f29" draw:formula="if(?f11, ?f0, ?f2)"/>
            <draw:equation draw:name="f30" draw:formula="if(?f11, ?f2, ?f0)"/>
            <draw:equation draw:name="f31" draw:formula="if(?f6, ?f13, ?f2)"/>
            <draw:equation draw:name="f32" draw:formula="if(?f6, ?f2, ?f13)"/>
            <draw:equation draw:name="f33" draw:formula="if(?f6, ?f17, ?f16)"/>
            <draw:equation draw:name="f34" draw:formula="if(?f6, ?f16, ?f17)"/>
            <draw:equation draw:name="f35" draw:formula="abs(?f18)"/>
            <draw:equation draw:name="f36" draw:formula="abs(?f19)"/>
            <draw:equation draw:name="f37" draw:formula="if(?f18, ?f13, ?f2)"/>
            <draw:equation draw:name="f38" draw:formula="if(?f18, ?f2, ?f13)"/>
            <draw:equation draw:name="f39" draw:formula="if(?f18, ?f0, ?f2)"/>
            <draw:equation draw:name="f40" draw:formula="if(?f18, ?f2, ?f0)"/>
            <draw:equation draw:name="f41" draw:formula="if(?f9, ?f13, ?f2)"/>
            <draw:equation draw:name="f42" draw:formula="if(?f9, ?f2, ?f13)"/>
            <draw:equation draw:name="f43" draw:formula="if(?f9, ?f23, ?f22)"/>
            <draw:equation draw:name="f44" draw:formula="if(?f9, ?f22, ?f23)"/>
            <draw:equation draw:name="f45" draw:formula="?f24 / 21600"/>
            <draw:equation draw:name="f46" draw:formula="if(?f11, ?f30, ?f29)"/>
            <draw:equation draw:name="f47" draw:formula="if(?f11, ?f29, ?f30)"/>
            <draw:equation draw:name="f48" draw:formula="if(?f12, ?f28, ?f27)"/>
            <draw:equation draw:name="f49" draw:formula="if(?f7, ?f33, ?f34)"/>
            <draw:equation draw:name="f50" draw:formula="if(?f7, ?f31, ?f32)"/>
            <draw:equation draw:name="f51" draw:formula="if(?f18, ?f40, ?f39)"/>
            <draw:equation draw:name="f52" draw:formula="if(?f18, ?f39, ?f40)"/>
            <draw:equation draw:name="f53" draw:formula="if(?f19, ?f38, ?f37)"/>
            <draw:equation draw:name="f54" draw:formula="if(?f10, ?f43, ?f44)"/>
            <draw:equation draw:name="f55" draw:formula="if(?f10, ?f41, ?f42)"/>
            <draw:equation draw:name="f56" draw:formula="1060 * ?f45"/>
            <draw:equation draw:name="f57" draw:formula="20540 * ?f45"/>
            <draw:equation draw:name="f58" draw:formula="18420 * ?f45"/>
            <draw:equation draw:name="f59" draw:formula="3180 * ?f45"/>
            <draw:equation draw:name="f60" draw:formula="10800 * ?f45"/>
            <draw:equation draw:name="f61" draw:formula="0 * ?f45"/>
            <draw:equation draw:name="f62" draw:formula="21600 * ?f45"/>
            <draw:equation draw:name="f63" draw:formula="if(?f12, ?f47, ?f46)"/>
            <draw:equation draw:name="f64" draw:formula="if(?f19, ?f52, ?f51)"/>
            <draw:equation draw:name="f65" draw:formula="?f60 / ?f45"/>
            <draw:equation draw:name="f66" draw:formula="?f61 / ?f45"/>
            <draw:equation draw:name="f67" draw:formula="?f62 / ?f45"/>
            <draw:equation draw:name="f68" draw:formula="?f56 / ?f45"/>
            <draw:equation draw:name="f69" draw:formula="?f57 / ?f45"/>
            <draw:equation draw:name="f70" draw:formula="?f59 / ?f45"/>
            <draw:equation draw:name="f71" draw:formula="?f58 / ?f45"/>
            <draw:equation draw:name="f72" draw:formula="21550000 - ?f48"/>
            <draw:equation draw:name="f73" draw:formula="if(?f72, ?f48, 21550000)"/>
            <draw:equation draw:name="f74" draw:formula="-21550000 - ?f73"/>
            <draw:equation draw:name="f75" draw:formula="if(?f74, -21550000, ?f73)"/>
            <draw:equation draw:name="f76" draw:formula="?f63 + ?f75"/>
            <draw:equation draw:name="f77" draw:formula="?f63 + ?f2"/>
            <draw:equation draw:name="f78" draw:formula="?f77 * ?f3 / ?f1"/>
            <draw:equation draw:name="f79" draw:formula="0 - ?f78"/>
            <draw:equation draw:name="f80" draw:formula="cos(?f79)"/>
            <draw:equation draw:name="f81" draw:formula="0 - ?f80"/>
            <draw:equation draw:name="f82" draw:formula="?f81 * ?f25"/>
            <draw:equation draw:name="f83" draw:formula="sin(?f79)"/>
            <draw:equation draw:name="f84" draw:formula="0 - ?f83"/>
            <draw:equation draw:name="f85" draw:formula="?f84 * ?f26"/>
            <draw:equation draw:name="f86" draw:formula="sqrt(?f82 * ?f82 + ?f85 * ?f85 + 0 * 0)"/>
            <draw:equation draw:name="f87" draw:formula="?f25 * ?f26 / ?f86"/>
            <draw:equation draw:name="f88" draw:formula="?f84 * ?f87"/>
            <draw:equation draw:name="f89" draw:formula="?f6 - ?f88"/>
            <draw:equation draw:name="f90" draw:formula="?f81 * ?f87"/>
            <draw:equation draw:name="f91" draw:formula="?f5 - ?f90"/>
            <draw:equation draw:name="f92" draw:formula="?f89 - ?f25"/>
            <draw:equation draw:name="f93" draw:formula="?f91 - ?f26"/>
            <draw:equation draw:name="f94" draw:formula="?f89 + ?f25"/>
            <draw:equation draw:name="f95" draw:formula="?f91 + ?f26"/>
            <draw:equation draw:name="f96" draw:formula="?f76 + ?f2"/>
            <draw:equation draw:name="f97" draw:formula="?f96 * ?f3 / ?f1"/>
            <draw:equation draw:name="f98" draw:formula="0 - ?f97"/>
            <draw:equation draw:name="f99" draw:formula="cos(?f98)"/>
            <draw:equation draw:name="f100" draw:formula="0 - ?f99"/>
            <draw:equation draw:name="f101" draw:formula="?f100 * ?f25"/>
            <draw:equation draw:name="f102" draw:formula="sin(?f98)"/>
            <draw:equation draw:name="f103" draw:formula="0 - ?f102"/>
            <draw:equation draw:name="f104" draw:formula="?f103 * ?f26"/>
            <draw:equation draw:name="f105" draw:formula="sqrt(?f101 * ?f101 + ?f104 * ?f104 + 0 * 0)"/>
            <draw:equation draw:name="f106" draw:formula="?f25 * ?f26 / ?f105"/>
            <draw:equation draw:name="f107" draw:formula="?f103 * ?f106"/>
            <draw:equation draw:name="f108" draw:formula="?f89 + ?f107"/>
            <draw:equation draw:name="f109" draw:formula="?f100 * ?f106"/>
            <draw:equation draw:name="f110" draw:formula="?f91 + ?f109"/>
            <draw:equation draw:name="f111" draw:formula="if(?f75, ?f6, ?f92)"/>
            <draw:equation draw:name="f112" draw:formula="if(?f75, ?f5, ?f93)"/>
            <draw:equation draw:name="f113" draw:formula="if(?f75, ?f6, ?f94)"/>
            <draw:equation draw:name="f114" draw:formula="if(?f75, ?f5, ?f95)"/>
            <draw:equation draw:name="f115" draw:formula="if(?f75, ?f92, ?f108)"/>
            <draw:equation draw:name="f116" draw:formula="if(?f75, ?f93, ?f110)"/>
            <draw:equation draw:name="f117" draw:formula="if(?f75, ?f94, ?f108)"/>
            <draw:equation draw:name="f118" draw:formula="if(?f75, ?f95, ?f110)"/>
            <draw:equation draw:name="f119" draw:formula="21550000 - ?f50"/>
            <draw:equation draw:name="f120" draw:formula="if(?f119, ?f50, 21550000)"/>
            <draw:equation draw:name="f121" draw:formula="-21550000 - ?f120"/>
            <draw:equation draw:name="f122" draw:formula="if(?f121, -21550000, ?f120)"/>
            <draw:equation draw:name="f123" draw:formula="?f49 + ?f122"/>
            <draw:equation draw:name="f124" draw:formula="?f49 + ?f2"/>
            <draw:equation draw:name="f125" draw:formula="?f124 * ?f3 / ?f1"/>
            <draw:equation draw:name="f126" draw:formula="0 - ?f125"/>
            <draw:equation draw:name="f127" draw:formula="cos(?f126)"/>
            <draw:equation draw:name="f128" draw:formula="0 - ?f127"/>
            <draw:equation draw:name="f129" draw:formula="?f128 * ?f14"/>
            <draw:equation draw:name="f130" draw:formula="sin(?f126)"/>
            <draw:equation draw:name="f131" draw:formula="0 - ?f130"/>
            <draw:equation draw:name="f132" draw:formula="?f131 * ?f15"/>
            <draw:equation draw:name="f133" draw:formula="sqrt(?f129 * ?f129 + ?f132 * ?f132 + 0 * 0)"/>
            <draw:equation draw:name="f134" draw:formula="?f14 * ?f15 / ?f133"/>
            <draw:equation draw:name="f135" draw:formula="?f131 * ?f134"/>
            <draw:equation draw:name="f136" draw:formula="?f108 - ?f135"/>
            <draw:equation draw:name="f137" draw:formula="?f128 * ?f134"/>
            <draw:equation draw:name="f138" draw:formula="?f110 - ?f137"/>
            <draw:equation draw:name="f139" draw:formula="?f136 - ?f14"/>
            <draw:equation draw:name="f140" draw:formula="?f138 - ?f15"/>
            <draw:equation draw:name="f141" draw:formula="?f136 + ?f14"/>
            <draw:equation draw:name="f142" draw:formula="?f138 + ?f15"/>
            <draw:equation draw:name="f143" draw:formula="?f123 + ?f2"/>
            <draw:equation draw:name="f144" draw:formula="?f143 * ?f3 / ?f1"/>
            <draw:equation draw:name="f145" draw:formula="0 - ?f144"/>
            <draw:equation draw:name="f146" draw:formula="cos(?f145)"/>
            <draw:equation draw:name="f147" draw:formula="0 - ?f146"/>
            <draw:equation draw:name="f148" draw:formula="?f147 * ?f14"/>
            <draw:equation draw:name="f149" draw:formula="sin(?f145)"/>
            <draw:equation draw:name="f150" draw:formula="0 - ?f149"/>
            <draw:equation draw:name="f151" draw:formula="?f150 * ?f15"/>
            <draw:equation draw:name="f152" draw:formula="sqrt(?f148 * ?f148 + ?f151 * ?f151 + 0 * 0)"/>
            <draw:equation draw:name="f153" draw:formula="?f14 * ?f15 / ?f152"/>
            <draw:equation draw:name="f154" draw:formula="?f150 * ?f153"/>
            <draw:equation draw:name="f155" draw:formula="?f136 + ?f154"/>
            <draw:equation draw:name="f156" draw:formula="?f147 * ?f153"/>
            <draw:equation draw:name="f157" draw:formula="?f138 + ?f156"/>
            <draw:equation draw:name="f158" draw:formula="if(?f122, ?f108, ?f139)"/>
            <draw:equation draw:name="f159" draw:formula="if(?f122, ?f110, ?f140)"/>
            <draw:equation draw:name="f160" draw:formula="if(?f122, ?f108, ?f141)"/>
            <draw:equation draw:name="f161" draw:formula="if(?f122, ?f110, ?f142)"/>
            <draw:equation draw:name="f162" draw:formula="if(?f122, ?f139, ?f155)"/>
            <draw:equation draw:name="f163" draw:formula="if(?f122, ?f140, ?f157)"/>
            <draw:equation draw:name="f164" draw:formula="if(?f122, ?f141, ?f155)"/>
            <draw:equation draw:name="f165" draw:formula="if(?f122, ?f142, ?f157)"/>
            <draw:equation draw:name="f166" draw:formula="21550000 - ?f53"/>
            <draw:equation draw:name="f167" draw:formula="if(?f166, ?f53, 21550000)"/>
            <draw:equation draw:name="f168" draw:formula="-21550000 - ?f167"/>
            <draw:equation draw:name="f169" draw:formula="if(?f168, -21550000, ?f167)"/>
            <draw:equation draw:name="f170" draw:formula="?f64 + ?f169"/>
            <draw:equation draw:name="f171" draw:formula="?f64 + ?f2"/>
            <draw:equation draw:name="f172" draw:formula="?f171 * ?f3 / ?f1"/>
            <draw:equation draw:name="f173" draw:formula="0 - ?f172"/>
            <draw:equation draw:name="f174" draw:formula="cos(?f173)"/>
            <draw:equation draw:name="f175" draw:formula="0 - ?f174"/>
            <draw:equation draw:name="f176" draw:formula="?f175 * ?f35"/>
            <draw:equation draw:name="f177" draw:formula="sin(?f173)"/>
            <draw:equation draw:name="f178" draw:formula="0 - ?f177"/>
            <draw:equation draw:name="f179" draw:formula="?f178 * ?f36"/>
            <draw:equation draw:name="f180" draw:formula="sqrt(?f176 * ?f176 + ?f179 * ?f179 + 0 * 0)"/>
            <draw:equation draw:name="f181" draw:formula="?f35 * ?f36 / ?f180"/>
            <draw:equation draw:name="f182" draw:formula="?f178 * ?f181"/>
            <draw:equation draw:name="f183" draw:formula="?f8 - ?f182"/>
            <draw:equation draw:name="f184" draw:formula="?f175 * ?f181"/>
            <draw:equation draw:name="f185" draw:formula="?f4 - ?f184"/>
            <draw:equation draw:name="f186" draw:formula="?f183 - ?f35"/>
            <draw:equation draw:name="f187" draw:formula="?f185 - ?f36"/>
            <draw:equation draw:name="f188" draw:formula="?f183 + ?f35"/>
            <draw:equation draw:name="f189" draw:formula="?f185 + ?f36"/>
            <draw:equation draw:name="f190" draw:formula="?f170 + ?f2"/>
            <draw:equation draw:name="f191" draw:formula="?f190 * ?f3 / ?f1"/>
            <draw:equation draw:name="f192" draw:formula="0 - ?f191"/>
            <draw:equation draw:name="f193" draw:formula="cos(?f192)"/>
            <draw:equation draw:name="f194" draw:formula="0 - ?f193"/>
            <draw:equation draw:name="f195" draw:formula="?f194 * ?f35"/>
            <draw:equation draw:name="f196" draw:formula="sin(?f192)"/>
            <draw:equation draw:name="f197" draw:formula="0 - ?f196"/>
            <draw:equation draw:name="f198" draw:formula="?f197 * ?f36"/>
            <draw:equation draw:name="f199" draw:formula="sqrt(?f195 * ?f195 + ?f198 * ?f198 + 0 * 0)"/>
            <draw:equation draw:name="f200" draw:formula="?f35 * ?f36 / ?f199"/>
            <draw:equation draw:name="f201" draw:formula="?f197 * ?f200"/>
            <draw:equation draw:name="f202" draw:formula="?f183 + ?f201"/>
            <draw:equation draw:name="f203" draw:formula="?f194 * ?f200"/>
            <draw:equation draw:name="f204" draw:formula="?f185 + ?f203"/>
            <draw:equation draw:name="f205" draw:formula="if(?f169, ?f8, ?f186)"/>
            <draw:equation draw:name="f206" draw:formula="if(?f169, ?f4, ?f187)"/>
            <draw:equation draw:name="f207" draw:formula="if(?f169, ?f8, ?f188)"/>
            <draw:equation draw:name="f208" draw:formula="if(?f169, ?f4, ?f189)"/>
            <draw:equation draw:name="f209" draw:formula="if(?f169, ?f186, ?f202)"/>
            <draw:equation draw:name="f210" draw:formula="if(?f169, ?f187, ?f204)"/>
            <draw:equation draw:name="f211" draw:formula="if(?f169, ?f188, ?f202)"/>
            <draw:equation draw:name="f212" draw:formula="if(?f169, ?f189, ?f204)"/>
            <draw:equation draw:name="f213" draw:formula="21550000 - ?f55"/>
            <draw:equation draw:name="f214" draw:formula="if(?f213, ?f55, 21550000)"/>
            <draw:equation draw:name="f215" draw:formula="-21550000 - ?f214"/>
            <draw:equation draw:name="f216" draw:formula="if(?f215, -21550000, ?f214)"/>
            <draw:equation draw:name="f217" draw:formula="?f54 + ?f216"/>
            <draw:equation draw:name="f218" draw:formula="?f54 + ?f2"/>
            <draw:equation draw:name="f219" draw:formula="?f218 * ?f3 / ?f1"/>
            <draw:equation draw:name="f220" draw:formula="0 - ?f219"/>
            <draw:equation draw:name="f221" draw:formula="cos(?f220)"/>
            <draw:equation draw:name="f222" draw:formula="0 - ?f221"/>
            <draw:equation draw:name="f223" draw:formula="?f222 * ?f20"/>
            <draw:equation draw:name="f224" draw:formula="sin(?f220)"/>
            <draw:equation draw:name="f225" draw:formula="0 - ?f224"/>
            <draw:equation draw:name="f226" draw:formula="?f225 * ?f21"/>
            <draw:equation draw:name="f227" draw:formula="sqrt(?f223 * ?f223 + ?f226 * ?f226 + 0 * 0)"/>
            <draw:equation draw:name="f228" draw:formula="?f20 * ?f21 / ?f227"/>
            <draw:equation draw:name="f229" draw:formula="?f225 * ?f228"/>
            <draw:equation draw:name="f230" draw:formula="?f202 - ?f229"/>
            <draw:equation draw:name="f231" draw:formula="?f222 * ?f228"/>
            <draw:equation draw:name="f232" draw:formula="?f204 - ?f231"/>
            <draw:equation draw:name="f233" draw:formula="?f230 - ?f20"/>
            <draw:equation draw:name="f234" draw:formula="?f232 - ?f21"/>
            <draw:equation draw:name="f235" draw:formula="?f230 + ?f20"/>
            <draw:equation draw:name="f236" draw:formula="?f232 + ?f21"/>
            <draw:equation draw:name="f237" draw:formula="?f217 + ?f2"/>
            <draw:equation draw:name="f238" draw:formula="?f237 * ?f3 / ?f1"/>
            <draw:equation draw:name="f239" draw:formula="0 - ?f238"/>
            <draw:equation draw:name="f240" draw:formula="cos(?f239)"/>
            <draw:equation draw:name="f241" draw:formula="0 - ?f240"/>
            <draw:equation draw:name="f242" draw:formula="?f241 * ?f20"/>
            <draw:equation draw:name="f243" draw:formula="sin(?f239)"/>
            <draw:equation draw:name="f244" draw:formula="0 - ?f243"/>
            <draw:equation draw:name="f245" draw:formula="?f244 * ?f21"/>
            <draw:equation draw:name="f246" draw:formula="sqrt(?f242 * ?f242 + ?f245 * ?f245 + 0 * 0)"/>
            <draw:equation draw:name="f247" draw:formula="?f20 * ?f21 / ?f246"/>
            <draw:equation draw:name="f248" draw:formula="?f244 * ?f247"/>
            <draw:equation draw:name="f249" draw:formula="?f230 + ?f248"/>
            <draw:equation draw:name="f250" draw:formula="?f241 * ?f247"/>
            <draw:equation draw:name="f251" draw:formula="?f232 + ?f250"/>
            <draw:equation draw:name="f252" draw:formula="if(?f216, ?f202, ?f233)"/>
            <draw:equation draw:name="f253" draw:formula="if(?f216, ?f204, ?f234)"/>
            <draw:equation draw:name="f254" draw:formula="if(?f216, ?f202, ?f235)"/>
            <draw:equation draw:name="f255" draw:formula="if(?f216, ?f204, ?f236)"/>
            <draw:equation draw:name="f256" draw:formula="if(?f216, ?f233, ?f249)"/>
            <draw:equation draw:name="f257" draw:formula="if(?f216, ?f234, ?f251)"/>
            <draw:equation draw:name="f258" draw:formula="if(?f216, ?f235, ?f249)"/>
            <draw:equation draw:name="f259" draw:formula="if(?f216, ?f236, ?f251)"/>
          </draw:enhanced-geometry>
        </draw:custom-shape>
        <draw:custom-shape svg:x="1.83757in" svg:y="5.88593in" svg:width="1.24616in" svg:height="0.57052in" draw:id="id168" draw:style-name="a1178" draw:name="Forma libre 75">
          <svg:title/>
          <svg:desc/>
          <text:p text:style-name="a1177" text:class-names="" text:cond-style-name=""><text:span text:style-name="a1174" text:class-names="">Solicita documentación para la inscripción de la<text:s text:c="1"/></text:span><text:span text:style-name="a1175" text:class-names="">unidad. Nota 1</text:span><text:span text:style-name="a117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4.20378in" svg:y1="2.00331in" draw:start-shape="id140" draw:start-glue-point="2" svg:x2="4.20378in" svg:y2="2.48657in" draw:end-shape="id154" draw:end-glue-point="0" draw:id="id169" draw:style-name="a1180" draw:name="Conector recto de flecha 77">
          <svg:title/>
          <svg:desc/>
        </draw:connector>
        <draw:connector draw:type="line" svg:x1="4.20378in" svg:y1="3.18202in" draw:start-shape="id154" draw:start-glue-point="2" svg:x2="4.20378in" svg:y2="3.493in" draw:end-shape="id162" draw:end-glue-point="0" draw:id="id170" draw:style-name="a1182" draw:name="Conector recto de flecha 79">
          <svg:title/>
          <svg:desc/>
        </draw:connector>
        <draw:connector draw:type="standard" svg:x1="2.46093in" svg:y1="4.1975in" draw:start-shape="id162" draw:start-glue-point="3" svg:x2="3.5807in" svg:y2="3.77826in" draw:end-shape="id163" draw:end-glue-point="0" draw:id="id171" draw:style-name="a1184" draw:transform="translate(-3.02081in -3.98788in) rotate(-3.14159) translate(3.02081in 3.98788in)" draw:name="Conector angular 81">
          <svg:title/>
          <svg:desc/>
        </draw:connector>
        <draw:connector draw:type="line" svg:x1="3.08401in" svg:y1="4.48276in" draw:start-shape="id163" draw:start-glue-point="1" svg:x2="5.18576in" svg:y2="4.47044in" draw:end-shape="id151" draw:end-glue-point="3" draw:id="id172" draw:style-name="a1186" draw:name="Conector recto de flecha 83">
          <svg:title/>
          <svg:desc/>
        </draw:connector>
        <draw:connector draw:type="line" svg:x1="6.36581in" svg:y1="4.47044in" draw:start-shape="id151" draw:start-glue-point="1" svg:x2="7.02161in" svg:y2="4.47274in" draw:end-shape="id139" draw:end-glue-point="3" draw:id="id173" draw:style-name="a1188" draw:name="Conector recto de flecha 85">
          <svg:title/>
          <svg:desc/>
        </draw:connector>
        <draw:connector draw:type="line" svg:x1="7.57905in" svg:y1="4.76802in" draw:start-shape="id139" draw:start-glue-point="2" svg:x2="7.57905in" svg:y2="5.07331in" draw:end-shape="id164" draw:end-glue-point="0" draw:id="id174" draw:style-name="a1190" draw:name="Conector recto de flecha 87">
          <svg:title/>
          <svg:desc/>
        </draw:connector>
        <draw:connector draw:type="line" svg:x1="7.02161in" svg:y1="5.36858in" draw:start-shape="id164" draw:start-glue-point="3" svg:x2="3.08657in" svg:y2="5.36859in" draw:end-shape="id165" draw:end-glue-point="1" draw:id="id175" draw:style-name="a1192" draw:name="Conector recto de flecha 89">
          <svg:title/>
          <svg:desc/>
        </draw:connector>
        <draw:connector draw:type="line" svg:x1="0.89088in" svg:y1="5.1615in" draw:start-shape="id166" draw:start-glue-point="0" svg:x2="0.89312in" svg:y2="4.54875in" draw:end-shape="id167" draw:end-glue-point="2" draw:id="id176" draw:style-name="a1194" draw:name="Conector recto de flecha 117">
          <svg:title/>
          <svg:desc/>
        </draw:connector>
        <draw:connector draw:type="line" svg:x1="1.84041in" svg:y1="5.36859in" draw:start-shape="id165" draw:start-glue-point="3" svg:x2="1.54049in" svg:y2="5.36858in" draw:end-shape="id166" draw:end-glue-point="1" draw:id="id177" draw:style-name="a1196" draw:name="Conector recto de flecha 119">
          <svg:title/>
          <svg:desc/>
        </draw:connector>
        <draw:connector draw:type="standard" svg:x1="1.66199in" svg:y1="5.40009in" draw:start-shape="id166" draw:start-glue-point="2" svg:x2="1.06647in" svg:y2="6.34677in" draw:end-shape="id168" draw:end-glue-point="3" draw:id="id178" draw:style-name="a1198" draw:transform="translate(-1.36423in -5.87343in) rotate(-4.71239) translate(1.36423in 5.87343in)" draw:name="Conector angular 121">
          <svg:title/>
          <svg:desc/>
        </draw:connector>
        <draw:custom-shape svg:x="1.90561in" svg:y="7.1951in" svg:width="1.28615in" svg:height="0.66028in" draw:id="id179" draw:style-name="a1201" draw:name="Forma libre 122">
          <svg:title/>
          <svg:desc/>
          <text:p text:style-name="a1200" text:class-names="" text:cond-style-name=""><text:span text:style-name="a1199" text:class-names="">Envia a administración la documentación de la unidad y los formularios de peritaje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1.27684in" svg:y1="6.04615in" draw:start-shape="id168" draw:start-glue-point="2" svg:x2="2.05036in" svg:y2="7.64025in" draw:end-shape="id138" draw:end-glue-point="0" draw:id="id180" draw:style-name="a1203" draw:transform="translate(-1.6636in -6.8432in) rotate(-1.5708) translate(1.6636in 6.8432in)" draw:name="Conector angular 124">
          <svg:title/>
          <svg:desc/>
        </draw:connector>
        <draw:connector draw:type="line" svg:x1="1.4571in" svg:y1="7.52523in" draw:start-shape="id138" draw:start-glue-point="1" svg:x2="1.90561in" svg:y2="7.52524in" draw:end-shape="id179" draw:end-glue-point="3" draw:id="id181" draw:style-name="a1205" draw:name="Conector recto de flecha 126">
          <svg:title/>
          <svg:desc/>
        </draw:connector>
        <draw:connector draw:type="line" svg:x1="3.19176in" svg:y1="7.52524in" draw:start-shape="id179" draw:start-glue-point="1" svg:x2="9.20291in" svg:y2="7.52523in" draw:end-shape="id155" draw:end-glue-point="3" draw:id="id182" draw:style-name="a1207" draw:name="Conector recto de flecha 128">
          <svg:title/>
          <svg:desc/>
        </draw:connector>
        <draw:frame draw:id="id183" draw:style-name="a1210" draw:name="CuadroTexto 150" svg:x="0.86656in" svg:y="4.834in" svg:width="0.35433in" svg:height="0.20786in">
          <draw:text-box>
            <text:p text:style-name="a1209" text:class-names="" text:cond-style-name=""><text:span text:style-name="a1208" text:class-names="">NO</text:span></text:p>
          </draw:text-box>
          <svg:title/>
          <svg:desc/>
        </draw:frame>
        <draw:frame draw:id="id184" draw:style-name="a1213" draw:name="CuadroTexto 110" svg:x="4.28829in" svg:y="2.07056in" svg:width="0.29409in" svg:height="0.32019in">
          <draw:text-box>
            <text:p text:style-name="a1212" text:class-names="" text:cond-style-name=""><text:span text:style-name="a1211" text:class-names="">SI</text:span></text:p>
          </draw:text-box>
          <svg:title/>
          <svg:desc/>
        </draw:frame>
        <draw:frame draw:id="id185" draw:style-name="a1216" draw:name="CuadroTexto 110" svg:x="0.90477in" svg:y="5.78276in" svg:width="0.29409in" svg:height="0.32576in">
          <draw:text-box>
            <text:p text:style-name="a1215" text:class-names="" text:cond-style-name=""><text:span text:style-name="a1214" text:class-names="">SI</text:span></text:p>
          </draw:text-box>
          <svg:title/>
          <svg:desc/>
        </draw:frame>
        <draw:custom-shape svg:x="8.38667in" svg:y="0.4636in" svg:width="2.55205in" svg:height="3.2164in" draw:id="id186" draw:style-name="a1258" draw:name="Forma libre 69">
          <svg:title/>
          <svg:desc/>
          <text:p text:style-name="a1218" text:class-names="" text:cond-style-name=""><text:span text:style-name="a1217" text:class-names="">Nota 1:</text:span></text:p>
          <text:p text:style-name="a1220" text:class-names="" text:cond-style-name=""><text:span text:style-name="a1219" text:class-names="">Documentación obligatoria</text:span></text:p>
          <text:p text:style-name="a1224" text:class-names="" text:cond-style-name=""><text:span text:style-name="a1221" text:class-names="">Titulo-Cédula<text:s text:c="1"/></text:span><text:span text:style-name="a1222" text:class-names="">Verde, Azul (en caso de corresponder)</text:span><text:span text:style-name="a1223" text:class-names=""/></text:p>
          <text:p text:style-name="a1227" text:class-names="" text:cond-style-name=""><text:span text:style-name="a1225" text:class-names="">Formulario 08 – Firmado por el titular y conyugue (en caso de corresponder), certificado y/o colegiado, o firmado en el Registro Automotor correspondiente al domicilio con los datos del comprador vacíos.</text:span><text:span text:style-name="a1226" text:class-names=""/></text:p>
          <text:p text:style-name="a1230" text:class-names="" text:cond-style-name=""><text:span text:style-name="a1228" text:class-names="">Informe de dominio. Se debe solicitar con el Formulario 02 en el registro donde se radica la unidad.</text:span><text:span text:style-name="a1229" text:class-names=""/></text:p>
          <text:p text:style-name="a1233" text:class-names="" text:cond-style-name=""><text:span text:style-name="a1231" text:class-names="">Recibos de patentes pagos a la fecha de entrega definitiva de la unidad usada, incluyen el pago total de moratoria/s en el caso de corresponder. Con el libre de deuda propio.</text:span><text:span text:style-name="a1232" text:class-names=""/></text:p>
          <text:p text:style-name="a1236" text:class-names="" text:cond-style-name=""><text:span text:style-name="a1234" text:class-names="">Libre de deuda <text:s text:c="1"/>de infracciones.</text:span><text:span text:style-name="a1235" text:class-names=""/></text:p>
          <text:p text:style-name="a1239" text:class-names="" text:cond-style-name=""><text:span text:style-name="a1237" text:class-names="">Verificación policial – Formulario 12</text:span><text:span text:style-name="a1238" text:class-names=""/></text:p>
          <text:p text:style-name="a1242" text:class-names="" text:cond-style-name=""><text:span text:style-name="a1240" text:class-names="">Verificación técnica vehicular.</text:span><text:span text:style-name="a1241" text:class-names=""/></text:p>
          <text:p text:style-name="a1245" text:class-names="" text:cond-style-name=""><text:span text:style-name="a1243" text:class-names="">Duplicado de llaves del vehículo.</text:span><text:span text:style-name="a1244" text:class-names=""/></text:p>
          <text:p text:style-name="a1248" text:class-names="" text:cond-style-name=""><text:span text:style-name="a1246" text:class-names="">Manuales de fábrica y/o código de auto estéreo, según corresponda.</text:span><text:span text:style-name="a1247" text:class-names=""/></text:p>
          <text:p text:style-name="a1251" text:class-names="" text:cond-style-name=""><text:span text:style-name="a1249" text:class-names="">Ambas chapas patentes. En el caso de ausencia de alguna, el cliente debe abonar el costo correspondiente a la reposición de la misma.</text:span><text:span text:style-name="a1250" text:class-names=""/></text:p>
          <text:p text:style-name="a1254" text:class-names="" text:cond-style-name=""><text:span text:style-name="a1252" text:class-names="">Garantía ( en caso de corresponder)</text:span><text:span text:style-name="a1253" text:class-names=""/></text:p>
          <text:p text:style-name="a1257" text:class-names="" text:cond-style-name=""><text:span text:style-name="a1255" text:class-names="">CETA (Certificado de Transferencia Automotor)</text:span><text:span text:style-name="a125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4.82686in" svg:y1="3.77826in" draw:start-shape="id162" draw:start-glue-point="1" svg:x2="9.79346in" svg:y2="7.26933in" draw:end-shape="id155" draw:end-glue-point="0" draw:id="id187" draw:style-name="a1260" draw:name="Conector angular 55">
          <svg:title/>
          <svg:desc/>
        </draw:connector>
        <presentation:notes draw:style-name="a1266">
          <draw:frame draw:id="id188" draw:style-name="a1263" draw:name="Marcador de número de diapositiva 6" svg:x="4.67953in" svg:y="11.10827in" svg:width="3.5878in" svg:height="0.58425in">
            <draw:text-box>
              <text:p text:style-name="a1262" text:class-names="" text:cond-style-name=""><text:span text:style-name="a1261" text:class-names=""><text:page-number style:num-format="1" text:fixed="false"/></text:span></text:p>
            </draw:text-box>
            <svg:title/>
            <svg:desc/>
          </draw:frame>
          <draw:frame draw:id="id189" presentation:style-name="a1264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190" presentation:style-name="a1265" draw:name="Marcador de imagen de diapositiva 2">
            <svg:title/>
            <svg:desc/>
          </draw:page-thumbnail>
        </presentation:notes>
      </draw:page>
      <draw:page draw:name="Slide2" draw:style-name="a1267" draw:master-page-name="Master1-Layout7-blank-En-blanco" presentation:presentation-page-layout-name="Master1-PPL7" draw:id="Slide-257">
        <draw:custom-shape svg:x="3.81902in" svg:y="0.56344in" svg:width="1.1811in" svg:height="0.53679in" draw:id="id191" draw:style-name="a1271" draw:name="Forma libre 4">
          <svg:title/>
          <svg:desc/>
          <text:p text:style-name="a1270" text:class-names="" text:cond-style-name=""><text:span text:style-name="a1268" text:class-names="">Verifican precio acordado por la unidad.</text:span><text:span text:style-name="a126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736in" svg:y="-0.00072in" svg:width="5.27749in" svg:height="8.26772in" draw:id="id192" draw:style-name="a1274" draw:name="Rectángulo 10">
          <svg:title/>
          <svg:desc/>
          <text:p text:style-name="a1273" text:class-names="" text:cond-style-name=""><text:span text:style-name="a12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1976in" svg:y="-0.00036in" svg:width="5.06507in" svg:height="8.26772in" draw:id="id193" draw:style-name="a1277" draw:name="Rectángulo 12">
          <svg:title/>
          <svg:desc/>
          <text:p text:style-name="a1276" text:class-names="" text:cond-style-name=""><text:span text:style-name="a12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0413in" svg:y="-0.00072in" svg:width="1.54619in" svg:height="0.3937in" draw:id="id194" draw:style-name="a1281" draw:name="Forma libre 14">
          <svg:title/>
          <svg:desc/>
          <text:p text:style-name="a1280" text:class-names="" text:cond-style-name=""><text:span text:style-name="a1278" text:class-names="">Administración/ Proveedores</text:span><text:span text:style-name="a127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22545in" svg:y="-0.00036in" svg:width="3.48723in" svg:height="0.39334in" draw:id="id195" draw:style-name="a1284" draw:name="Forma libre 21">
          <svg:title/>
          <svg:desc/>
          <text:p text:style-name="a1283" text:class-names="" text:cond-style-name=""><text:span text:style-name="a1282" text:class-names="">Administración de Vent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69715in" svg:y="0.00515in" svg:width="1.59991in" svg:height="0.38784in" draw:id="id196" draw:style-name="a1287" draw:name="Forma libre 48">
          <svg:title/>
          <svg:desc/>
          <text:p text:style-name="a1286" text:class-names="" text:cond-style-name=""><text:span text:style-name="a1285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43131in" svg:y="5.29912in" svg:width="1.24616in" svg:height="0.57052in" draw:id="id197" draw:style-name="a1292" draw:name="Forma libre 69">
          <svg:title/>
          <svg:desc/>
          <text:p text:style-name="a1291" text:class-names="" text:cond-style-name=""><text:span text:style-name="a1288" text:class-names="">Imputa la minuta de crédito a la cuenta del cliente al tipo de cambio</text:span><text:span text:style-name="a1289" text:class-names=""><text:s text:c="1"/>del día.</text:span><text:span text:style-name="a129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68523in" svg:y="1.44455in" svg:width="1.46022in" svg:height="0.41417in" draw:id="id198" draw:style-name="a1298" draw:name="Forma libre 8">
          <svg:title/>
          <svg:desc/>
          <text:p text:style-name="a1297" text:class-names="" text:cond-style-name=""><text:span text:style-name="a1293" text:class-names="">¿</text:span><text:span text:style-name="a1294" text:class-names="">Cliente es consumidor final</text:span><text:span text:style-name="a1295" text:class-names="">?</text:span><text:span text:style-name="a1296" text:class-names=""/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5.89875in" svg:y="1.36471in" svg:width="1.1619in" svg:height="0.57095in" draw:id="id199" draw:style-name="a1303" draw:name="Forma libre 5">
          <svg:title/>
          <svg:desc/>
          <text:p text:style-name="a1302" text:class-names="" text:cond-style-name=""><text:span text:style-name="a1299" text:class-names="">Confecciona una</text:span><text:span text:style-name="a1300" text:class-names=""><text:s text:c="1"/>factura en concepto de la unidad</text:span><text:span text:style-name="a130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92858in" svg:y="2.22068in" svg:width="1.1619in" svg:height="0.57095in" draw:id="id200" draw:style-name="a1307" draw:name="Forma libre 5">
          <svg:title/>
          <svg:desc/>
          <text:p text:style-name="a1306" text:class-names="" text:cond-style-name=""><text:span text:style-name="a1304" text:class-names="">Cliente firma</text:span><text:span text:style-name="a130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4.40957in" svg:y1="1.10023in" draw:start-shape="id191" draw:start-glue-point="2" svg:x2="4.41534in" svg:y2="1.44455in" draw:end-shape="id198" draw:end-glue-point="0" draw:id="id201" draw:style-name="a1309" draw:name="Conector recto de flecha 62">
          <svg:title/>
          <svg:desc/>
        </draw:connector>
        <draw:connector draw:type="line" svg:x1="5.14545in" svg:y1="1.65164in" draw:start-shape="id198" draw:start-glue-point="1" svg:x2="5.89875in" svg:y2="1.65018in" draw:end-shape="id199" draw:end-glue-point="3" draw:id="id202" draw:style-name="a1311" draw:name="Conector recto de flecha 68">
          <svg:title/>
          <svg:desc/>
        </draw:connector>
        <draw:custom-shape svg:x="7.43994in" svg:y="2.22111in" svg:width="1.25532in" svg:height="0.57052in" draw:id="id203" draw:style-name="a1316" draw:name="Forma libre 69">
          <svg:title/>
          <svg:desc/>
          <text:p text:style-name="a1315" text:class-names="" text:cond-style-name=""><text:span text:style-name="a1312" text:class-names="">Controla el</text:span><text:span text:style-name="a1313" text:class-names=""><text:s text:c="1"/>documento entregado</text:span><text:span text:style-name="a131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43994in" svg:y="3.41747in" svg:width="1.25532in" svg:height="0.57052in" draw:id="id204" draw:style-name="a1320" draw:name="Forma libre 69">
          <svg:title/>
          <svg:desc/>
          <text:p text:style-name="a1319" text:class-names="" text:cond-style-name=""><text:span text:style-name="a1317" text:class-names="">Ingresa el documento en el sistema</text:span><text:span text:style-name="a131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43131in" svg:y="4.38216in" svg:width="1.25532in" svg:height="0.57052in" draw:id="id205" draw:style-name="a1325" draw:name="Forma libre 69">
          <svg:title/>
          <svg:desc/>
          <text:p text:style-name="a1324" text:class-names="" text:cond-style-name=""><text:span text:style-name="a1321" text:class-names="">Se genera una</text:span><text:span text:style-name="a1322" text:class-names=""><text:s text:c="1"/>minuta de crédito</text:span><text:span text:style-name="a132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736in" svg:y="-0.00072in" svg:width="1.77165in" svg:height="0.3937in" draw:id="id206" draw:style-name="a1329" draw:name="Forma libre 15">
          <svg:title/>
          <svg:desc/>
          <text:p text:style-name="a1328" text:class-names="" text:cond-style-name=""><text:span text:style-name="a1326" text:class-names="">Facturación</text:span><text:span text:style-name="a132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7056in" svg:y="1.36336in" svg:width="1.24296in" svg:height="0.57095in" draw:id="id207" draw:style-name="a1334" draw:name="Forma libre 5">
          <svg:title/>
          <svg:desc/>
          <text:p text:style-name="a1333" text:class-names="" text:cond-style-name=""><text:span text:style-name="a1330" text:class-names="">G</text:span><text:span text:style-name="a1331" text:class-names="">enera un Comprobante de Compra de Bienes Usados</text:span><text:span text:style-name="a133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69421in" svg:y="6.19354in" svg:width="1.25263in" svg:height="0.61501in" draw:id="id208" draw:style-name="a1338" draw:name="Forma libre 75">
          <svg:title/>
          <svg:desc/>
          <text:p text:style-name="a1337" text:class-names="" text:cond-style-name=""><text:span text:style-name="a1335" text:class-names="">Se facturan los anticipos del mes realizados por el cliente.</text:span><text:span text:style-name="a133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69467in" svg:y="5.27102in" svg:width="1.25263in" svg:height="0.61501in" draw:id="id209" draw:style-name="a1342" draw:name="Forma libre 75">
          <svg:title/>
          <svg:desc/>
          <text:p text:style-name="a1341" text:class-names="" text:cond-style-name=""><text:span text:style-name="a1339" text:class-names="">Genera en forma mensual un reporte de saldos de clientes<text:s text:c="1"/></text:span><text:span text:style-name="a134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3.91375in" svg:y1="-0.08052in" draw:start-shape="id207" draw:start-glue-point="2" svg:x2="3.34191in" svg:y2="4.52098in" draw:end-shape="id200" draw:end-glue-point="3" draw:id="id210" draw:style-name="a1344" draw:transform="translate(-3.62783in -2.22023in) rotate(-4.71239) translate(3.62783in 2.22023in)" draw:name="Conector angular 94">
          <svg:title/>
          <svg:desc/>
        </draw:connector>
        <draw:connector draw:type="line" svg:x1="8.0676in" svg:y1="2.79163in" draw:start-shape="id203" draw:start-glue-point="2" svg:x2="8.0676in" svg:y2="3.41747in" draw:end-shape="id204" draw:end-glue-point="0" draw:id="id211" draw:style-name="a1346" draw:name="Conector recto de flecha 98">
          <svg:title/>
          <svg:desc/>
        </draw:connector>
        <draw:connector draw:type="line" svg:x1="8.0676in" svg:y1="3.98799in" draw:start-shape="id204" draw:start-glue-point="2" svg:x2="8.05897in" svg:y2="4.38216in" draw:end-shape="id205" draw:end-glue-point="0" draw:id="id212" draw:style-name="a1348" draw:name="Conector recto de flecha 100">
          <svg:title/>
          <svg:desc/>
        </draw:connector>
        <draw:connector draw:type="line" svg:x1="8.05897in" svg:y1="4.95268in" draw:start-shape="id205" draw:start-glue-point="2" svg:x2="8.05439in" svg:y2="5.29912in" draw:end-shape="id197" draw:end-glue-point="0" draw:id="id213" draw:style-name="a1350" draw:name="Conector recto de flecha 103">
          <svg:title/>
          <svg:desc/>
        </draw:connector>
        <draw:connector draw:type="line" svg:x1="7.43131in" svg:y1="5.58438in" draw:start-shape="id197" draw:start-glue-point="3" svg:x2="1.9473in" svg:y2="5.57853in" draw:end-shape="id209" draw:end-glue-point="1" draw:id="id214" draw:style-name="a1352" draw:name="Conector recto de flecha 106">
          <svg:title/>
          <svg:desc/>
        </draw:connector>
        <draw:connector draw:type="line" svg:x1="1.32099in" svg:y1="5.88603in" draw:start-shape="id209" draw:start-glue-point="2" svg:x2="1.32052in" svg:y2="6.19354in" draw:end-shape="id208" draw:end-glue-point="0" draw:id="id215" draw:style-name="a1354" draw:name="Conector recto de flecha 111">
          <svg:title/>
          <svg:desc/>
        </draw:connector>
        <draw:custom-shape svg:x="8.85038in" svg:y="-0.00072in" svg:width="1.5992in" svg:height="8.26772in" draw:id="id216" draw:style-name="a1357" draw:name="Rectángulo 9">
          <svg:title/>
          <svg:desc/>
          <text:p text:style-name="a1356" text:class-names="" text:cond-style-name=""><text:span text:style-name="a13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5032in" svg:y="-0.00072in" svg:width="1.58703in" svg:height="0.3937in" draw:id="id217" draw:style-name="a1361" draw:name="Forma libre 14">
          <svg:title/>
          <svg:desc/>
          <text:p text:style-name="a1360" text:class-names="" text:cond-style-name=""><text:span text:style-name="a1358" text:class-names="">Gestoría</text:span><text:span text:style-name="a135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03772in" svg:y="5.2873in" svg:width="1.22445in" svg:height="0.6832in" draw:id="id218" draw:style-name="a1366" draw:name="Forma libre 4">
          <svg:title/>
          <svg:desc/>
          <text:p text:style-name="a1365" text:class-names="" text:cond-style-name=""><text:span text:style-name="a1362" text:class-names="">Realiza</text:span><text:span text:style-name="a1363" text:class-names=""><text:s text:c="1"/>la inscripción de la unidad como bien de cambio para AECSA</text:span><text:span text:style-name="a136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03772in" svg:y="6.48542in" svg:width="1.22445in" svg:height="0.64626in" draw:id="id219" draw:style-name="a1370" draw:name="Forma libre 4">
          <svg:title/>
          <svg:desc/>
          <text:p text:style-name="a1369" text:class-names="" text:cond-style-name=""><text:span text:style-name="a1367" text:class-names="">Regresa la documentación correspondiente al CE</text:span><text:span text:style-name="a136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22648in" svg:y="7.3303in" svg:width="1.22445in" svg:height="0.64626in" draw:id="id220" draw:style-name="a1375" draw:name="Forma libre 4">
          <svg:title/>
          <svg:desc/>
          <text:p text:style-name="a1374" text:class-names="" text:cond-style-name=""><text:span text:style-name="a1371" text:class-names="">Controla</text:span><text:span text:style-name="a1372" text:class-names=""><text:s text:c="1"/>la documentación recibida.</text:span><text:span text:style-name="a137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59707in" svg:y="7.3303in" svg:width="1.22445in" svg:height="0.64626in" draw:id="id221" draw:style-name="a1380" draw:name="Forma libre 4">
          <svg:title/>
          <svg:desc/>
          <text:p text:style-name="a1379" text:class-names="" text:cond-style-name=""><text:span text:style-name="a1376" text:class-names="">Ingresa<text:s text:c="1"/></text:span><text:span text:style-name="a1377" text:class-names="">la unidad en el stock para la venta.</text:span><text:span text:style-name="a137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7.06065in" svg:y1="1.65018in" draw:start-shape="id199" draw:start-glue-point="1" svg:x2="8.0676in" svg:y2="2.22111in" draw:end-shape="id203" draw:end-glue-point="0" draw:id="id222" draw:style-name="a1382" draw:name="Conector angular 131">
          <svg:title/>
          <svg:desc/>
        </draw:connector>
        <draw:custom-shape svg:x="0.70956in" svg:y="7.31375in" svg:width="1.23628in" svg:height="0.66237in" draw:id="id223" draw:style-name="a1385" draw:name="Proceso predefinido 134">
          <svg:title/>
          <svg:desc/>
          <text:p text:style-name="a1384" text:class-names="" text:cond-style-name=""><text:span text:style-name="a1383" text:class-names="">Proceso Venta de Unidades</text:span></text:p>
          <draw:enhanced-geometry xmlns:dr3d="urn:oasis:names:tc:opendocument:xmlns:dr3d:1.0" draw:type="non-primitive" svg:viewBox="0 0 1130454 605668" draw:enhanced-path="S M 0 0 L 1130454 0 1130454 605668 0 605668 Z N F M 141307 0 L 141307 605668 M 989147 0 L 989147 605668 N F M 0 0 L 1130454 0 1130454 605668 0 605668 Z N" draw:text-areas="?f14 ?f9 ?f15 ?f12" draw:glue-points="?f8 ?f9 ?f10 ?f11 ?f8 ?f12 ?f13 ?f11" draw:glue-point-leaving-directions="-360, -27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0454"/>
            <draw:equation draw:name="f7" draw:formula="?f4 / 605668"/>
            <draw:equation draw:name="f8" draw:formula="565227 / ?f6"/>
            <draw:equation draw:name="f9" draw:formula="0 / ?f7"/>
            <draw:equation draw:name="f10" draw:formula="0 / ?f6"/>
            <draw:equation draw:name="f11" draw:formula="302834 / ?f7"/>
            <draw:equation draw:name="f12" draw:formula="605668 / ?f7"/>
            <draw:equation draw:name="f13" draw:formula="1130454 / ?f6"/>
            <draw:equation draw:name="f14" draw:formula="141307 / ?f6"/>
            <draw:equation draw:name="f15" draw:formula="989147 / ?f6"/>
          </draw:enhanced-geometry>
        </draw:custom-shape>
        <draw:connector draw:type="line" svg:x1="7.09048in" svg:y1="2.50615in" draw:start-shape="id200" draw:start-glue-point="1" svg:x2="7.43994in" svg:y2="2.50637in" draw:end-shape="id203" draw:end-glue-point="3" draw:id="id224" draw:style-name="a1387" draw:name="Conector recto de flecha 141">
          <svg:title/>
          <svg:desc/>
        </draw:connector>
        <draw:connector draw:type="standard" svg:x1="5.00012in" svg:y1="0.83183in" draw:start-shape="id191" draw:start-glue-point="1" svg:x2="9.64995in" svg:y2="5.2873in" draw:end-shape="id218" draw:end-glue-point="0" draw:id="id225" draw:style-name="a1389" draw:name="Conector angular 151">
          <svg:title/>
          <svg:desc/>
        </draw:connector>
        <draw:connector draw:type="line" svg:x1="9.64995in" svg:y1="5.9705in" draw:start-shape="id218" draw:start-glue-point="2" svg:x2="9.64995in" svg:y2="6.48542in" draw:end-shape="id219" draw:end-glue-point="0" draw:id="id226" draw:style-name="a1391" draw:name="Conector recto de flecha 154">
          <svg:title/>
          <svg:desc/>
        </draw:connector>
        <draw:connector draw:type="standard" svg:x1="7.28957in" svg:y1="5.29305in" draw:start-shape="id219" draw:start-glue-point="2" svg:x2="7.81132in" svg:y2="9.49205in" draw:end-shape="id220" draw:end-glue-point="1" draw:id="id227" draw:style-name="a1393" draw:transform="translate(-7.55044in -7.39255in) rotate(-1.5708) translate(7.55044in 7.39255in)" draw:name="Conector angular 160">
          <svg:title/>
          <svg:desc/>
        </draw:connector>
        <draw:connector draw:type="line" svg:x1="4.22648in" svg:y1="7.65343in" draw:start-shape="id220" draw:start-glue-point="3" svg:x2="3.82153in" svg:y2="7.65343in" draw:end-shape="id221" draw:end-glue-point="1" draw:id="id228" draw:style-name="a1395" draw:name="Conector recto de flecha 162">
          <svg:title/>
          <svg:desc/>
        </draw:connector>
        <draw:connector draw:type="line" svg:x1="2.59707in" svg:y1="7.65343in" draw:start-shape="id221" draw:start-glue-point="3" svg:x2="1.94584in" svg:y2="7.64494in" draw:end-shape="id223" draw:end-glue-point="1" draw:id="id229" draw:style-name="a1397" draw:name="Conector recto de flecha 164">
          <svg:title/>
          <svg:desc/>
        </draw:connector>
        <draw:frame draw:id="id230" draw:style-name="a1405" draw:name="CuadroTexto 17" svg:x="4.7336in" svg:y="1.45195in" svg:width="1.29113in" svg:height="0.22657in">
          <draw:text-box>
            <text:p text:style-name="a1404" text:class-names="" text:cond-style-name=""><text:span text:style-name="a1398" text:class-names="">NO,<text:s text:c="1"/></text:span><text:span text:style-name="a1399" text:class-names="">Resp</text:span><text:span text:style-name="a1400" text:class-names="">.<text:s text:c="1"/></text:span><text:span text:style-name="a1401" text:class-names="">Insc</text:span><text:span text:style-name="a1402" text:class-names="">.</text:span><text:span text:style-name="a1403" text:class-names=""/></text:p>
          </draw:text-box>
          <svg:title/>
          <svg:desc/>
        </draw:frame>
        <draw:frame draw:id="id231" draw:style-name="a1408" draw:name="CuadroTexto 110" svg:x="3.33132in" svg:y="1.41206in" svg:width="0.29409in" svg:height="0.32019in">
          <draw:text-box>
            <text:p text:style-name="a1407" text:class-names="" text:cond-style-name=""><text:span text:style-name="a1406" text:class-names="">SI</text:span></text:p>
          </draw:text-box>
          <svg:title/>
          <svg:desc/>
        </draw:frame>
        <draw:connector draw:type="line" svg:x1="1.32052in" svg:y1="6.80855in" draw:start-shape="id208" draw:start-glue-point="2" svg:x2="1.3277in" svg:y2="7.31375in" draw:end-shape="id223" draw:end-glue-point="0" draw:id="id232" draw:style-name="a1410" draw:name="Conector recto de flecha 168">
          <svg:title/>
          <svg:desc/>
        </draw:connector>
        <draw:connector draw:type="line" svg:x1="3.68523in" svg:y1="1.65164in" draw:start-shape="id198" draw:start-glue-point="3" svg:x2="1.94856in" svg:y2="1.64884in" draw:end-shape="id207" draw:end-glue-point="1" draw:id="id233" draw:style-name="a1412" draw:name="Conector recto de flecha 173">
          <svg:title/>
          <svg:desc/>
        </draw:connector>
        <draw:custom-shape svg:x="2.34553in" svg:y="0.55056in" svg:width="1.1811in" svg:height="0.54966in" draw:id="id234" draw:style-name="a1415" draw:name="Forma libre 27">
          <svg:title/>
          <svg:desc/>
          <text:p text:style-name="a1414" text:class-names="" text:cond-style-name=""><text:span text:style-name="a1413" text:class-names="">Controla toda la documentación de l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3.52663in" svg:y1="0.8254in" draw:start-shape="id234" draw:start-glue-point="1" svg:x2="3.81902in" svg:y2="0.83183in" draw:end-shape="id191" draw:end-glue-point="3" draw:id="id235" draw:style-name="a1417" draw:name="Conector recto de flecha 176">
          <svg:title/>
          <svg:desc/>
        </draw:connector>
        <draw:connector draw:type="line" svg:x1="7.28483in" svg:y1="8.26736in" svg:x2="8.85032in" svg:y2="8.26736in" draw:id="id236" draw:style-name="a1418" draw:name="Conector recto 178">
          <svg:title/>
          <svg:desc/>
        </draw:connector>
        <presentation:notes draw:style-name="a1424">
          <draw:frame draw:id="id237" draw:style-name="a1421" draw:name="Marcador de número de diapositiva 6" svg:x="4.67953in" svg:y="11.10827in" svg:width="3.5878in" svg:height="0.58425in">
            <draw:text-box>
              <text:p text:style-name="a1420" text:class-names="" text:cond-style-name=""><text:span text:style-name="a1419" text:class-names=""><text:page-number style:num-format="1" text:fixed="false"/></text:span></text:p>
            </draw:text-box>
            <svg:title/>
            <svg:desc/>
          </draw:frame>
          <draw:frame draw:id="id238" presentation:style-name="a1422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2" svg:x="1.21007in" svg:y="0.88889in" svg:width="5.84549in" svg:height="4.38368in" presentation:class="page" draw:id="id239" presentation:style-name="a1423" draw:name="Marcador de imagen de diapositiva 2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179" svg:viewBox="0 0 20 30" svg:d="m10 0-10 30h20z"/>
    <draw:marker draw:name="a1202" svg:viewBox="0 0 20 30" svg:d="m10 0-10 30h20z"/>
    <draw:marker draw:name="a1191" svg:viewBox="0 0 20 30" svg:d="m10 0-10 30h20z"/>
    <draw:marker draw:name="a1204" svg:viewBox="0 0 20 30" svg:d="m10 0-10 30h20z"/>
    <draw:marker draw:name="a1148" svg:viewBox="0 0 20 30" svg:d="m10 0-10 30h20z"/>
    <draw:marker draw:name="a1343" svg:viewBox="0 0 20 30" svg:d="m10 0-10 30h20z"/>
    <draw:marker draw:name="a1193" svg:viewBox="0 0 20 30" svg:d="m10 0-10 30h20z"/>
    <draw:marker draw:name="a1206" svg:viewBox="0 0 20 30" svg:d="m10 0-10 30h20z"/>
    <draw:marker draw:name="a1345" svg:viewBox="0 0 20 30" svg:d="m10 0-10 30h20z"/>
    <draw:marker draw:name="a1195" svg:viewBox="0 0 20 30" svg:d="m10 0-10 30h20z"/>
    <draw:marker draw:name="a1390" svg:viewBox="0 0 20 30" svg:d="m10 0-10 30h20z"/>
    <draw:marker draw:name="a1310" svg:viewBox="0 0 20 30" svg:d="m10 0-10 30h20z"/>
    <draw:marker draw:name="a1347" svg:viewBox="0 0 20 30" svg:d="m10 0-10 30h20z"/>
    <draw:marker draw:name="a1197" svg:viewBox="0 0 20 30" svg:d="m10 0-10 30h20z"/>
    <draw:marker draw:name="a1392" svg:viewBox="0 0 20 30" svg:d="m10 0-10 30h20z"/>
    <draw:marker draw:name="a1349" svg:viewBox="0 0 20 30" svg:d="m10 0-10 30h20z"/>
    <draw:marker draw:name="a1394" svg:viewBox="0 0 20 30" svg:d="m10 0-10 30h20z"/>
    <draw:marker draw:name="a1396" svg:viewBox="0 0 20 30" svg:d="m10 0-10 30h20z"/>
    <draw:marker draw:name="a1409" svg:viewBox="0 0 20 30" svg:d="m10 0-10 30h20z"/>
    <draw:marker draw:name="a1259" svg:viewBox="0 0 20 30" svg:d="m10 0-10 30h20z"/>
    <draw:marker draw:name="a1181" svg:viewBox="0 0 20 30" svg:d="m10 0-10 30h20z"/>
    <draw:marker draw:name="a1183" svg:viewBox="0 0 20 30" svg:d="m10 0-10 30h20z"/>
    <draw:marker draw:name="a1185" svg:viewBox="0 0 20 30" svg:d="m10 0-10 30h20z"/>
    <draw:marker draw:name="a1381" svg:viewBox="0 0 20 30" svg:d="m10 0-10 30h20z"/>
    <draw:marker draw:name="a1187" svg:viewBox="0 0 20 30" svg:d="m10 0-10 30h20z"/>
    <draw:marker draw:name="a1150" svg:viewBox="0 0 20 30" svg:d="m10 0-10 30h20z"/>
    <draw:marker draw:name="a1189" svg:viewBox="0 0 20 30" svg:d="m10 0-10 30h20z"/>
    <draw:marker draw:name="a1152" svg:viewBox="0 0 20 30" svg:d="m10 0-10 30h20z"/>
    <draw:marker draw:name="a1154" svg:viewBox="0 0 20 30" svg:d="m10 0-10 30h20z"/>
    <draw:marker draw:name="a1386" svg:viewBox="0 0 20 30" svg:d="m10 0-10 30h20z"/>
    <draw:marker draw:name="a1351" svg:viewBox="0 0 20 30" svg:d="m10 0-10 30h20z"/>
    <draw:marker draw:name="a1388" svg:viewBox="0 0 20 30" svg:d="m10 0-10 30h20z"/>
    <draw:marker draw:name="a1308" svg:viewBox="0 0 20 30" svg:d="m10 0-10 30h20z"/>
    <draw:marker draw:name="a1353" svg:viewBox="0 0 20 30" svg:d="m10 0-10 30h20z"/>
    <draw:marker draw:name="a1411" svg:viewBox="0 0 20 30" svg:d="m10 0-10 30h20z"/>
    <draw:marker draw:name="a1416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7">
      <style:graphic-properties draw:fill="none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draw:fill="none" draw:stroke="non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76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">
      <style:graphic-properties draw:fill="none" draw:stroke="non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draw:fill="none" draw:stroke="non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none"/>
    </style:style>
    <style:style style:family="presentation" style:name="a51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draw:fill="none" draw:stroke="non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draw:fill="none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estro-de-títulos/textos-(predeterminado)" style:page-layout-name="pageLayout1" draw:style-name="a527">
      <draw:frame draw:id="id69" presentation:style-name="a530" draw:name="Marcador de título 1" svg:x="0.55118in" svg:y="0.32953in" svg:width="9.92087in" svg:height="1.38031in" presentation:class="titl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47" draw:name="Marcador de texto 2" svg:x="0.55118in" svg:y="1.93465in" svg:width="9.92087in" svg:height="5.456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Haga clic para modificar el estilo de texto del patrón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Segundo nivel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3" text:class-names="">Quinto nivel</text:span><text:span text:style-name="a5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50" draw:name="Marcador de fecha 3" svg:x="0.55118in" svg:y="7.53189in" svg:width="2.56811in" svg:height="0.57008in" presentation:class="date-time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Marcador de pie de página 4" svg:x="3.77008in" svg:y="7.53189in" svg:width="3.49409in" svg:height="0.57008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73" presentation:style-name="a556" draw:name="Marcador de número de diapositiva 5" svg:x="7.90394in" svg:y="7.53189in" svg:width="2.56811in" svg:height="0.57008in" presentation:class="page-number" presentation:placeholder="false">
        <draw:text-box>
          <text:p text:style-name="a555" text:class-names="" text:cond-style-name=""><text:span text:style-name="a554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page-thumbnail svg:x="1.21063in" svg:y="0.88858in" svg:width="5.84567in" svg:height="4.38425in" presentation:class="page" draw:id="id5" presentation:style-name="a557" draw:name="Marcador de imagen de diapositiva 1">
          <svg:title/>
          <svg:desc/>
        </draw:page-thumbnail>
        <draw:frame draw:id="id6" presentation:style-name="a560" draw:name="Marcador de notas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7" presentation:style-name="a563" draw:name="Marcador de encabezado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8" presentation:style-name="a566" draw:name="Marcador de fecha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69" draw:name="Marcador de pie de página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Marcador de número de diapositiva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574">
      <draw:frame draw:id="id74" presentation:style-name="a578" draw:name="Título 1" svg:x="1.37847in" svg:y="1.35243in" svg:width="8.26736in" svg:height="2.87847in" presentation:class="title" presentation:placeholder="false">
        <draw:text-box>
          <text:p text:style-name="a577" text:class-names="" text:cond-style-name=""><text:span text:style-name="a575" text:class-names="">Haga clic para modificar el estilo de título del patrón</text:span><text:span text:style-name="a576" text:class-names=""/></text:p>
        </draw:text-box>
        <svg:title/>
        <svg:desc/>
      </draw:frame>
      <draw:frame draw:id="id75" presentation:style-name="a582" draw:name="Subtítulo 2" svg:x="1.37847in" svg:y="4.34201in" svg:width="8.26736in" svg:height="1.99653in" presentation:class="subtitle" presentation:placeholder="false">
        <draw:text-box>
          <text:p text:style-name="a581" text:class-names="" text:cond-style-name=""><text:span text:style-name="a579" text:class-names="">Haga clic para modificar el estilo de subtítulo del patrón</text:span><text:span text:style-name="a580" text:class-names=""/></text:p>
        </draw:text-box>
        <svg:title/>
        <svg:desc/>
      </draw:frame>
      <draw:frame draw:id="id76" presentation:style-name="a585" draw:name="Marcador de fecha 3" svg:x="0.55118in" svg:y="7.53189in" svg:width="2.56811in" svg:height="0.57008in" presentation:class="date-time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77" presentation:style-name="a588" draw:name="Marcador de pie de página 4" svg:x="3.77008in" svg:y="7.53189in" svg:width="3.49409in" svg:height="0.57008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8" presentation:style-name="a591" draw:name="Marcador de número de diapositiva 5" svg:x="7.90394in" svg:y="7.53189in" svg:width="2.56811in" svg:height="0.57008in" presentation:class="page-number" presentation:placeholder="false">
        <draw:text-box>
          <text:p text:style-name="a590" text:class-names="" text:cond-style-name=""><text:span text:style-name="a589" text:class-names=""><text:page-number style:num-format="1" text:fixed="false"/></text:span></text:p>
        </draw:text-box>
        <svg:title/>
        <svg:desc/>
      </draw:frame>
      <presentation:notes style:page-layout-name="pageLayout2" draw:style-name="a608">
        <draw:page-thumbnail svg:x="1.21063in" svg:y="0.88858in" svg:width="5.84567in" svg:height="4.38425in" presentation:class="page" draw:id="id5" presentation:style-name="a592" draw:name="Marcador de imagen de diapositiva 1">
          <svg:title/>
          <svg:desc/>
        </draw:page-thumbnail>
        <draw:frame draw:id="id6" presentation:style-name="a595" draw:name="Marcador de notas 2" svg:x="0.82677in" svg:y="5.55394in" svg:width="6.61378in" svg:height="5.26142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7" presentation:style-name="a598" draw:name="Marcador de encabezado 3" svg:x="0in" svg:y="0in" svg:width="3.5878in" svg:height="0.58425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Marcador de fecha 4" svg:x="4.67953in" svg:y="0in" svg:width="3.5878in" svg:height="0.58425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Marcador de pie de página 5" svg:x="0in" svg:y="11.10827in" svg:width="3.5878in" svg:height="0.58425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Marcador de número de diapositiva 6" svg:x="4.67953in" svg:y="11.10827in" svg:width="3.5878in" svg:height="0.58425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09">
      <draw:frame draw:id="id79" presentation:style-name="a613" draw:name="Título 1" svg:x="0.55118in" svg:y="0.32953in" svg:width="9.92087in" svg:height="1.38031in" presentation:class="title" presentation:placeholder="false">
        <draw:text-box>
          <text:p text:style-name="a612" text:class-names="" text:cond-style-name=""><text:span text:style-name="a610" text:class-names="">Haga clic para modificar el estilo de título del patrón</text:span><text:span text:style-name="a611" text:class-names=""/></text:p>
        </draw:text-box>
        <svg:title/>
        <svg:desc/>
      </draw:frame>
      <draw:frame draw:id="id80" presentation:style-name="a629" draw:name="Marcador de contenido 2" svg:x="0.55118in" svg:y="1.93465in" svg:width="9.92087in" svg:height="5.4563in" presentation:class="object" presentation:placeholder="false">
        <draw:text-box>
          <text:p text:style-name="a615" text:class-names="" text:cond-style-name=""><text:span text:style-name="a614" text:class-names="">Haga clic para modificar el estilo de texto del patrón</text:span></text:p>
          <text:list text:style-name="a618">
            <text:list-item>
              <text:list text:style-name="a618">
                <text:list-item>
                  <text:p text:style-name="a617" text:class-names="" text:cond-style-name=""><text:span text:style-name="a616" text:class-names="">Segundo nivel</text:span></text:p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p text:style-name="a620" text:class-names="" text:cond-style-name=""><text:span text:style-name="a6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p text:style-name="a623" text:class-names="" text:cond-style-name=""><text:span text:style-name="a6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list text:style-name="a628">
                            <text:list-item>
                              <text:p text:style-name="a627" text:class-names="" text:cond-style-name=""><text:span text:style-name="a625" text:class-names="">Quinto nivel</text:span><text:span text:style-name="a6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2" draw:name="Marcador de fecha 3" svg:x="0.55118in" svg:y="7.53189in" svg:width="2.56811in" svg:height="0.57008in" presentation:class="date-time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82" presentation:style-name="a635" draw:name="Marcador de pie de página 4" svg:x="3.77008in" svg:y="7.53189in" svg:width="3.49409in" svg:height="0.57008in" presentation:class="footer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83" presentation:style-name="a638" draw:name="Marcador de número de diapositiva 5" svg:x="7.90394in" svg:y="7.53189in" svg:width="2.56811in" svg:height="0.57008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title/>
        <svg:desc/>
      </draw:frame>
      <presentation:notes style:page-layout-name="pageLayout2" draw:style-name="a655">
        <draw:page-thumbnail svg:x="1.21063in" svg:y="0.88858in" svg:width="5.84567in" svg:height="4.38425in" presentation:class="page" draw:id="id5" presentation:style-name="a639" draw:name="Marcador de imagen de diapositiva 1">
          <svg:title/>
          <svg:desc/>
        </draw:page-thumbnail>
        <draw:frame draw:id="id6" presentation:style-name="a642" draw:name="Marcador de notas 2" svg:x="0.82677in" svg:y="5.55394in" svg:width="6.61378in" svg:height="5.26142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7" presentation:style-name="a645" draw:name="Marcador de encabezado 3" svg:x="0in" svg:y="0in" svg:width="3.5878in" svg:height="0.58425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8" presentation:style-name="a648" draw:name="Marcador de fecha 4" svg:x="4.67953in" svg:y="0in" svg:width="3.5878in" svg:height="0.58425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9" presentation:style-name="a651" draw:name="Marcador de pie de página 5" svg:x="0in" svg:y="11.10827in" svg:width="3.5878in" svg:height="0.58425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" presentation:style-name="a654" draw:name="Marcador de número de diapositiva 6" svg:x="4.67953in" svg:y="11.10827in" svg:width="3.5878in" svg:height="0.58425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56">
      <draw:frame draw:id="id84" presentation:style-name="a660" draw:name="Título 1" svg:x="0.75174in" svg:y="2.06076in" svg:width="9.50868in" svg:height="3.43924in" presentation:class="title" presentation:placeholder="false">
        <draw:text-box>
          <text:p text:style-name="a659" text:class-names="" text:cond-style-name=""><text:span text:style-name="a657" text:class-names="">Haga clic para modificar el estilo de título del patrón</text:span><text:span text:style-name="a658" text:class-names=""/></text:p>
        </draw:text-box>
        <svg:title/>
        <svg:desc/>
      </draw:frame>
      <draw:frame draw:id="id85" presentation:style-name="a664" draw:name="Marcador de texto 2" svg:x="0.75174in" svg:y="5.53299in" svg:width="9.50868in" svg:height="1.8072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Haga clic para modificar el estilo de texto del patrón</text:span></text:p>
            </text:list-item>
          </text:list>
        </draw:text-box>
        <svg:title/>
        <svg:desc/>
      </draw:frame>
      <draw:frame draw:id="id86" presentation:style-name="a667" draw:name="Marcador de fecha 3" svg:x="0.55118in" svg:y="7.53189in" svg:width="2.56811in" svg:height="0.57008in" presentation:class="date-time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87" presentation:style-name="a670" draw:name="Marcador de pie de página 4" svg:x="3.77008in" svg:y="7.53189in" svg:width="3.49409in" svg:height="0.57008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88" presentation:style-name="a673" draw:name="Marcador de número de diapositiva 5" svg:x="7.90394in" svg:y="7.53189in" svg:width="2.56811in" svg:height="0.57008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690">
        <draw:page-thumbnail svg:x="1.21063in" svg:y="0.88858in" svg:width="5.84567in" svg:height="4.38425in" presentation:class="page" draw:id="id5" presentation:style-name="a674" draw:name="Marcador de imagen de diapositiva 1">
          <svg:title/>
          <svg:desc/>
        </draw:page-thumbnail>
        <draw:frame draw:id="id6" presentation:style-name="a677" draw:name="Marcador de notas 2" svg:x="0.82677in" svg:y="5.55394in" svg:width="6.61378in" svg:height="5.26142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7" presentation:style-name="a680" draw:name="Marcador de encabezado 3" svg:x="0in" svg:y="0in" svg:width="3.5878in" svg:height="0.5842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8" presentation:style-name="a683" draw:name="Marcador de fecha 4" svg:x="4.67953in" svg:y="0in" svg:width="3.5878in" svg:height="0.5842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9" presentation:style-name="a686" draw:name="Marcador de pie de página 5" svg:x="0in" svg:y="11.10827in" svg:width="3.5878in" svg:height="0.5842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0" presentation:style-name="a689" draw:name="Marcador de número de diapositiva 6" svg:x="4.67953in" svg:y="11.10827in" svg:width="3.5878in" svg:height="0.5842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691">
      <draw:frame draw:id="id89" presentation:style-name="a695" draw:name="Título 1" svg:x="0.55118in" svg:y="0.32953in" svg:width="9.92087in" svg:height="1.38031in" presentation:class="title" presentation:placeholder="false">
        <draw:text-box>
          <text:p text:style-name="a694" text:class-names="" text:cond-style-name=""><text:span text:style-name="a692" text:class-names="">Haga clic para modificar el estilo de título del patrón</text:span><text:span text:style-name="a693" text:class-names=""/></text:p>
        </draw:text-box>
        <svg:title/>
        <svg:desc/>
      </draw:frame>
      <draw:frame draw:id="id90" presentation:style-name="a711" draw:name="Marcador de contenido 2" svg:x="0.55035in" svg:y="1.93403in" svg:width="4.87674in" svg:height="5.4566in" presentation:class="object" presentation:placeholder="false">
        <draw:text-box>
          <text:p text:style-name="a697" text:class-names="" text:cond-style-name=""><text:span text:style-name="a696" text:class-names="">Haga clic para modificar el estilo de texto del patrón</text:span></text:p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gundo ni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7" text:class-names="">Quinto nivel</text:span><text:span text:style-name="a7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7" draw:name="Marcador de contenido 3" svg:x="5.59375in" svg:y="1.93403in" svg:width="4.87847in" svg:height="5.4566in" presentation:class="object" presentation:placeholder="false">
        <draw:text-box>
          <text:p text:style-name="a713" text:class-names="" text:cond-style-name=""><text:span text:style-name="a712" text:class-names="">Haga clic para modificar el estilo de texto del patrón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gundo ni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Quinto nivel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0" draw:name="Marcador de fecha 4" svg:x="0.55118in" svg:y="7.53189in" svg:width="2.56811in" svg:height="0.57008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93" presentation:style-name="a733" draw:name="Marcador de pie de página 5" svg:x="3.77008in" svg:y="7.53189in" svg:width="3.49409in" svg:height="0.5700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94" presentation:style-name="a736" draw:name="Marcador de número de diapositiva 6" svg:x="7.90394in" svg:y="7.53189in" svg:width="2.56811in" svg:height="0.5700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53">
        <draw:page-thumbnail svg:x="1.21063in" svg:y="0.88858in" svg:width="5.84567in" svg:height="4.38425in" presentation:class="page" draw:id="id5" presentation:style-name="a737" draw:name="Marcador de imagen de diapositiva 1">
          <svg:title/>
          <svg:desc/>
        </draw:page-thumbnail>
        <draw:frame draw:id="id6" presentation:style-name="a740" draw:name="Marcador de notas 2" svg:x="0.82677in" svg:y="5.55394in" svg:width="6.61378in" svg:height="5.26142in" presentation:class="notes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7" presentation:style-name="a743" draw:name="Marcador de encabezado 3" svg:x="0in" svg:y="0in" svg:width="3.5878in" svg:height="0.58425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8" presentation:style-name="a746" draw:name="Marcador de fecha 4" svg:x="4.67953in" svg:y="0in" svg:width="3.5878in" svg:height="0.58425in" presentation:class="date-time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49" draw:name="Marcador de pie de página 5" svg:x="0in" svg:y="11.10827in" svg:width="3.5878in" svg:height="0.58425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Marcador de número de diapositiva 6" svg:x="4.67953in" svg:y="11.10827in" svg:width="3.5878in" svg:height="0.58425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754">
      <draw:frame draw:id="id95" presentation:style-name="a758" draw:name="Título 1" svg:x="0.75868in" svg:y="0.44097in" svg:width="9.50868in" svg:height="1.59722in" presentation:class="title" presentation:placeholder="false">
        <draw:text-box>
          <text:p text:style-name="a757" text:class-names="" text:cond-style-name=""><text:span text:style-name="a755" text:class-names="">Haga clic para modificar el estilo de título del patrón</text:span><text:span text:style-name="a756" text:class-names=""/></text:p>
        </draw:text-box>
        <svg:title/>
        <svg:desc/>
      </draw:frame>
      <draw:frame draw:id="id96" presentation:style-name="a762" draw:name="Marcador de texto 2" svg:x="0.75868in" svg:y="2.02604in" svg:width="4.66493in" svg:height="0.99306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Haga clic para modificar el estilo de texto del patrón</text:span></text:p>
            </text:list-item>
          </text:list>
        </draw:text-box>
        <svg:title/>
        <svg:desc/>
      </draw:frame>
      <draw:frame draw:id="id97" presentation:style-name="a778" draw:name="Marcador de contenido 3" svg:x="0.75868in" svg:y="3.0191in" svg:width="4.66493in" svg:height="4.44271in" presentation:class="object" presentation:placeholder="false">
        <draw:text-box>
          <text:p text:style-name="a764" text:class-names="" text:cond-style-name=""><text:span text:style-name="a763" text:class-names="">Haga clic para modificar el estilo de texto del patrón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Segundo nivel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Quinto nivel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Marcador de texto 4" svg:x="5.5816in" svg:y="2.02604in" svg:width="4.68576in" svg:height="0.99306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Haga clic para modificar el estilo de texto del patrón</text:span></text:p>
            </text:list-item>
          </text:list>
        </draw:text-box>
        <svg:title/>
        <svg:desc/>
      </draw:frame>
      <draw:frame draw:id="id99" presentation:style-name="a798" draw:name="Marcador de contenido 5" svg:x="5.5816in" svg:y="3.0191in" svg:width="4.68576in" svg:height="4.44271in" presentation:class="object" presentation:placeholder="false">
        <draw:text-box>
          <text:p text:style-name="a784" text:class-names="" text:cond-style-name=""><text:span text:style-name="a783" text:class-names="">Haga clic para modificar el estilo de texto del patrón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gundo ni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Quinto ni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Marcador de fecha 6" svg:x="0.55118in" svg:y="7.53189in" svg:width="2.56811in" svg:height="0.57008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4" draw:name="Marcador de pie de página 7" svg:x="3.77008in" svg:y="7.53189in" svg:width="3.49409in" svg:height="0.5700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Marcador de número de diapositiva 8" svg:x="7.90394in" svg:y="7.53189in" svg:width="2.56811in" svg:height="0.5700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Marcador de imagen de diapositiva 1">
          <svg:title/>
          <svg:desc/>
        </draw:page-thumbnail>
        <draw:frame draw:id="id6" presentation:style-name="a811" draw:name="Marcador de notas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Marcador de encabezado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Marcador de fech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Marcador de pie de pá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Marcador de número de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825">
      <draw:frame draw:id="id103" presentation:style-name="a829" draw:name="Título 1" svg:x="0.55118in" svg:y="0.32953in" svg:width="9.92087in" svg:height="1.38031in" presentation:class="title" presentation:placeholder="false">
        <draw:text-box>
          <text:p text:style-name="a828" text:class-names="" text:cond-style-name=""><text:span text:style-name="a826" text:class-names="">Haga clic para modificar el estilo de título del patrón</text:span><text:span text:style-name="a827" text:class-names=""/></text:p>
        </draw:text-box>
        <svg:title/>
        <svg:desc/>
      </draw:frame>
      <draw:frame draw:id="id104" presentation:style-name="a832" draw:name="Marcador de fecha 2" svg:x="0.55118in" svg:y="7.53189in" svg:width="2.56811in" svg:height="0.57008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5" presentation:style-name="a835" draw:name="Marcador de pie de página 3" svg:x="3.77008in" svg:y="7.53189in" svg:width="3.49409in" svg:height="0.5700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Marcador de número de diapositiva 4" svg:x="7.90394in" svg:y="7.53189in" svg:width="2.56811in" svg:height="0.5700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Marcador de imagen de diapositiva 1">
          <svg:title/>
          <svg:desc/>
        </draw:page-thumbnail>
        <draw:frame draw:id="id6" presentation:style-name="a842" draw:name="Marcador de notas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Marcador de encabezado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Marcador de fech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Marcador de pie de pá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Marcador de número de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856">
      <draw:frame draw:id="id107" presentation:style-name="a859" draw:name="Marcador de fecha 1" svg:x="0.55118in" svg:y="7.53189in" svg:width="2.56811in" svg:height="0.57008in" presentation:class="date-time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108" presentation:style-name="a862" draw:name="Marcador de pie de página 2" svg:x="3.77008in" svg:y="7.53189in" svg:width="3.49409in" svg:height="0.57008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09" presentation:style-name="a865" draw:name="Marcador de número de diapositiva 3" svg:x="7.90394in" svg:y="7.53189in" svg:width="2.56811in" svg:height="0.57008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  <presentation:notes style:page-layout-name="pageLayout2" draw:style-name="a882">
        <draw:page-thumbnail svg:x="1.21063in" svg:y="0.88858in" svg:width="5.84567in" svg:height="4.38425in" presentation:class="page" draw:id="id5" presentation:style-name="a866" draw:name="Marcador de imagen de diapositiva 1">
          <svg:title/>
          <svg:desc/>
        </draw:page-thumbnail>
        <draw:frame draw:id="id6" presentation:style-name="a869" draw:name="Marcador de notas 2" svg:x="0.82677in" svg:y="5.55394in" svg:width="6.61378in" svg:height="5.26142in" presentation:class="notes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7" presentation:style-name="a872" draw:name="Marcador de encabezado 3" svg:x="0in" svg:y="0in" svg:width="3.5878in" svg:height="0.58425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8" presentation:style-name="a875" draw:name="Marcador de fecha 4" svg:x="4.67953in" svg:y="0in" svg:width="3.5878in" svg:height="0.58425in" presentation:class="date-time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9" presentation:style-name="a878" draw:name="Marcador de pie de página 5" svg:x="0in" svg:y="11.10827in" svg:width="3.5878in" svg:height="0.58425in" presentation:class="foot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10" presentation:style-name="a881" draw:name="Marcador de número de diapositiva 6" svg:x="4.67953in" svg:y="11.10827in" svg:width="3.5878in" svg:height="0.58425in" presentation:class="page-number" presentation:placeholder="false">
          <draw:text-box>
            <text:p text:style-name="a880" text:class-names="" text:cond-style-name=""><text:span text:style-name="a8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883">
      <draw:frame draw:id="id110" presentation:style-name="a887" draw:name="Título 1" svg:x="0.75868in" svg:y="0.55035in" svg:width="3.55556in" svg:height="1.93056in" presentation:class="title" presentation:placeholder="false">
        <draw:text-box>
          <text:p text:style-name="a886" text:class-names="" text:cond-style-name=""><text:span text:style-name="a884" text:class-names="">Haga clic para modificar el estilo de título del patrón</text:span><text:span text:style-name="a885" text:class-names=""/></text:p>
        </draw:text-box>
        <svg:title/>
        <svg:desc/>
      </draw:frame>
      <draw:frame draw:id="id111" presentation:style-name="a903" draw:name="Marcador de contenido 2" svg:x="4.6875in" svg:y="1.19097in" svg:width="5.57986in" svg:height="5.875in" presentation:class="object" presentation:placeholder="false">
        <draw:text-box>
          <text:p text:style-name="a889" text:class-names="" text:cond-style-name=""><text:span text:style-name="a888" text:class-names="">Haga clic para modificar el estilo de texto del patrón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gundo nivel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899" text:class-names="">Quinto nivel</text:span><text:span text:style-name="a9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7" draw:name="Marcador de texto 3" svg:x="0.75868in" svg:y="2.4809in" svg:width="3.55556in" svg:height="4.59375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Haga clic para modificar el estilo de texto del patrón</text:span></text:p>
            </text:list-item>
          </text:list>
        </draw:text-box>
        <svg:title/>
        <svg:desc/>
      </draw:frame>
      <draw:frame draw:id="id113" presentation:style-name="a910" draw:name="Marcador de fecha 4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14" presentation:style-name="a913" draw:name="Marcador de pie de página 5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Marcador de número de diapositiva 6" svg:x="7.90394in" svg:y="7.53189in" svg:width="2.56811in" svg:height="0.5700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Marcador de imagen de diapositiva 1">
          <svg:title/>
          <svg:desc/>
        </draw:page-thumbnail>
        <draw:frame draw:id="id6" presentation:style-name="a920" draw:name="Marcador de notas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Marcador de encabezado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Marcador de fech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Marcador de pie de pá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Marcador de número de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934">
      <draw:frame draw:id="id116" presentation:style-name="a938" draw:name="Título 1" svg:x="0.75868in" svg:y="0.55035in" svg:width="3.55556in" svg:height="1.93056in" presentation:class="title" presentation:placeholder="false">
        <draw:text-box>
          <text:p text:style-name="a937" text:class-names="" text:cond-style-name=""><text:span text:style-name="a935" text:class-names="">Haga clic para modificar el estilo de título del patrón</text:span><text:span text:style-name="a936" text:class-names=""/></text:p>
        </draw:text-box>
        <svg:title/>
        <svg:desc/>
      </draw:frame>
      <draw:frame draw:id="id117" presentation:style-name="a941" draw:name="Marcador de posición de imagen 2" svg:x="4.6875in" svg:y="1.19097in" svg:width="5.57986in" svg:height="5.875in" presentation:class="graphic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8" presentation:style-name="a945" draw:name="Marcador de texto 3" svg:x="0.75868in" svg:y="2.4809in" svg:width="3.55556in" svg:height="4.59375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Haga clic para modificar el estilo de texto del patrón</text:span></text:p>
            </text:list-item>
          </text:list>
        </draw:text-box>
        <svg:title/>
        <svg:desc/>
      </draw:frame>
      <draw:frame draw:id="id119" presentation:style-name="a948" draw:name="Marcador de fecha 4" svg:x="0.55118in" svg:y="7.53189in" svg:width="2.56811in" svg:height="0.57008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20" presentation:style-name="a951" draw:name="Marcador de pie de página 5" svg:x="3.77008in" svg:y="7.53189in" svg:width="3.49409in" svg:height="0.5700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Marcador de número de diapositiva 6" svg:x="7.90394in" svg:y="7.53189in" svg:width="2.56811in" svg:height="0.5700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Marcador de imagen de diapositiva 1">
          <svg:title/>
          <svg:desc/>
        </draw:page-thumbnail>
        <draw:frame draw:id="id6" presentation:style-name="a958" draw:name="Marcador de notas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Marcador de encabezado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Marcador de fech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Marcador de pie de pá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Marcador de número de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972">
      <draw:frame draw:id="id122" presentation:style-name="a976" draw:name="Título 1" svg:x="0.55118in" svg:y="0.32953in" svg:width="9.92087in" svg:height="1.38031in" presentation:class="title" presentation:placeholder="false">
        <draw:text-box>
          <text:p text:style-name="a975" text:class-names="" text:cond-style-name=""><text:span text:style-name="a973" text:class-names="">Haga clic para modificar el estilo de título del patrón</text:span><text:span text:style-name="a974" text:class-names=""/></text:p>
        </draw:text-box>
        <svg:title/>
        <svg:desc/>
      </draw:frame>
      <draw:frame draw:id="id123" presentation:style-name="a993" draw:name="Marcador de texto vertical 2" svg:x="0.55118in" svg:y="1.93465in" svg:width="9.92087in" svg:height="5.4563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Haga clic para modificar el estilo de texto del patrón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Segundo nivel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list text:style-name="a992">
                            <text:list-item>
                              <text:p text:style-name="a991" text:class-names="" text:cond-style-name=""><text:span text:style-name="a989" text:class-names="">Quinto nivel</text:span><text:span text:style-name="a9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6" draw:name="Marcador de fecha 3" svg:x="0.55118in" svg:y="7.53189in" svg:width="2.56811in" svg:height="0.57008in" presentation:class="date-time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25" presentation:style-name="a999" draw:name="Marcador de pie de página 4" svg:x="3.77008in" svg:y="7.53189in" svg:width="3.49409in" svg:height="0.57008in" presentation:class="footer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126" presentation:style-name="a1002" draw:name="Marcador de número de diapositiva 5" svg:x="7.90394in" svg:y="7.53189in" svg:width="2.56811in" svg:height="0.57008in" presentation:class="page-number" presentation:placeholder="false">
        <draw:text-box>
          <text:p text:style-name="a1001" text:class-names="" text:cond-style-name=""><text:span text:style-name="a1000" text:class-names=""><text:page-number style:num-format="1" text:fixed="false"/></text:span></text:p>
        </draw:text-box>
        <svg:title/>
        <svg:desc/>
      </draw:frame>
      <presentation:notes style:page-layout-name="pageLayout2" draw:style-name="a1019">
        <draw:page-thumbnail svg:x="1.21063in" svg:y="0.88858in" svg:width="5.84567in" svg:height="4.38425in" presentation:class="page" draw:id="id5" presentation:style-name="a1003" draw:name="Marcador de imagen de diapositiva 1">
          <svg:title/>
          <svg:desc/>
        </draw:page-thumbnail>
        <draw:frame draw:id="id6" presentation:style-name="a1006" draw:name="Marcador de notas 2" svg:x="0.82677in" svg:y="5.55394in" svg:width="6.61378in" svg:height="5.26142in" presentation:class="notes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7" presentation:style-name="a1009" draw:name="Marcador de encabezado 3" svg:x="0in" svg:y="0in" svg:width="3.5878in" svg:height="0.58425in" presentation:class="head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8" presentation:style-name="a1012" draw:name="Marcador de fecha 4" svg:x="4.67953in" svg:y="0in" svg:width="3.5878in" svg:height="0.58425in" presentation:class="date-time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9" presentation:style-name="a1015" draw:name="Marcador de pie de página 5" svg:x="0in" svg:y="11.10827in" svg:width="3.5878in" svg:height="0.58425in" presentation:class="footer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10" presentation:style-name="a1018" draw:name="Marcador de número de diapositiva 6" svg:x="4.67953in" svg:y="11.10827in" svg:width="3.5878in" svg:height="0.58425in" presentation:class="page-number" presentation:placeholder="false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020">
      <draw:frame draw:id="id127" presentation:style-name="a1024" draw:name="Título vertical 1" svg:x="7.99306in" svg:y="0.32986in" svg:width="2.47917in" svg:height="7.06076in" presentation:class="title" presentation:placeholder="false">
        <draw:text-box>
          <text:p text:style-name="a1023" text:class-names="" text:cond-style-name=""><text:span text:style-name="a1021" text:class-names="">Haga clic para modificar el estilo de título del patrón</text:span><text:span text:style-name="a1022" text:class-names=""/></text:p>
        </draw:text-box>
        <svg:title/>
        <svg:desc/>
      </draw:frame>
      <draw:frame draw:id="id128" presentation:style-name="a1041" draw:name="Marcador de texto vertical 2" svg:x="0.55035in" svg:y="0.32986in" svg:width="7.27604in" svg:height="7.06076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5" text:class-names="">Haga clic para modificar el estilo de texto del patrón</text:span></text:p>
            </text:list-item>
          </text:list>
          <text:list text:style-name="a1030">
            <text:list-item>
              <text:list text:style-name="a1030">
                <text:list-item>
                  <text:p text:style-name="a1029" text:class-names="" text:cond-style-name=""><text:span text:style-name="a1028" text:class-names="">Segundo nivel</text:span></text:p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p text:style-name="a1032" text:class-names="" text:cond-style-name=""><text:span text:style-name="a10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36">
            <text:list-item>
              <text:list text:style-name="a1036">
                <text:list-item>
                  <text:list text:style-name="a1036">
                    <text:list-item>
                      <text:list text:style-name="a1036">
                        <text:list-item>
                          <text:p text:style-name="a1035" text:class-names="" text:cond-style-name=""><text:span text:style-name="a10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0">
            <text:list-item>
              <text:list text:style-name="a1040">
                <text:list-item>
                  <text:list text:style-name="a1040">
                    <text:list-item>
                      <text:list text:style-name="a1040">
                        <text:list-item>
                          <text:list text:style-name="a1040">
                            <text:list-item>
                              <text:p text:style-name="a1039" text:class-names="" text:cond-style-name=""><text:span text:style-name="a1037" text:class-names="">Quinto nivel</text:span><text:span text:style-name="a10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4" draw:name="Marcador de fecha 3" svg:x="0.55118in" svg:y="7.53189in" svg:width="2.56811in" svg:height="0.57008in" presentation:class="date-time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30" presentation:style-name="a1047" draw:name="Marcador de pie de página 4" svg:x="3.77008in" svg:y="7.53189in" svg:width="3.49409in" svg:height="0.57008in" presentation:class="foot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31" presentation:style-name="a1050" draw:name="Marcador de número de diapositiva 5" svg:x="7.90394in" svg:y="7.53189in" svg:width="2.56811in" svg:height="0.57008in" presentation:class="page-number" presentation:placeholder="false">
        <draw:text-box>
          <text:p text:style-name="a1049" text:class-names="" text:cond-style-name=""><text:span text:style-name="a1048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page-thumbnail svg:x="1.21063in" svg:y="0.88858in" svg:width="5.84567in" svg:height="4.38425in" presentation:class="page" draw:id="id5" presentation:style-name="a1051" draw:name="Marcador de imagen de diapositiva 1">
          <svg:title/>
          <svg:desc/>
        </draw:page-thumbnail>
        <draw:frame draw:id="id6" presentation:style-name="a1054" draw:name="Marcador de notas 2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7" presentation:style-name="a1057" draw:name="Marcador de encabezado 3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8" presentation:style-name="a1060" draw:name="Marcador de fecha 4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9" presentation:style-name="a1063" draw:name="Marcador de pie de página 5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0" presentation:style-name="a1066" draw:name="Marcador de número de diapositiva 6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8">
      <draw:frame draw:id="id132" presentation:style-name="a1071" draw:name="Marcador de encabezado 1" svg:x="0in" svg:y="0in" svg:width="3.5878in" svg:height="0.58425in" presentation:class="head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33" presentation:style-name="a1074" draw:name="Marcador de fecha 2" svg:x="4.67953in" svg:y="0in" svg:width="3.5878in" svg:height="0.58425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34" presentation:style-name="a1077" draw:name="Marcador de pie de página 3" svg:x="0in" svg:y="11.10827in" svg:width="3.5878in" svg:height="0.58425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35" presentation:style-name="a1080" draw:name="Marcador de número de diapositiva 4" svg:x="4.67953in" svg:y="11.10827in" svg:width="3.5878in" svg:height="0.58425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usuario</dc:creator>
    <meta:creation-date>2013-09-02T14:19:27Z</meta:creation-date>
    <dc:date>2014-02-05T19:18:32Z</dc:date>
    <meta:editing-cycles>32</meta:editing-cycles>
    <meta:editing-duration>PT85130S</meta:editing-duration>
    <meta:document-statistic meta:paragraph-count="68" meta:word-count="505"/>
  </office:meta>
</office:document-meta>
</file>